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465280" table:style-name="ce5">
            <text:p>2.465.280</text:p>
          </table:table-cell>
          <table:table-cell office:value-type="float" office:value="392000" table:style-name="ce5">
            <text:p>392.000</text:p>
          </table:table-cell>
          <table:table-cell office:value-type="float" office:value="1007500" table:style-name="ce5">
            <text:p>1.007.500</text:p>
          </table:table-cell>
          <table:table-cell office:value-type="float" office:value="73250" table:style-name="ce5">
            <text:p>73.250</text:p>
          </table:table-cell>
          <table:table-cell office:value-type="float" office:value="3938030" table:style-name="ce6">
            <text:p>3.938.030</text:p>
          </table:table-cell>
          <table:table-cell office:value-type="float" office:value="3768883" table:style-name="ce6">
            <text:p>3.768.883</text:p>
          </table:table-cell>
          <table:table-cell office:value-type="percentage" office:value="0.95704781324672483" table:style-name="ce7">
            <text:p>95,7%</text:p>
          </table:table-cell>
          <table:table-cell office:value-type="float" office:value="2577517" table:style-name="ce5">
            <text:p>2.577.517</text:p>
          </table:table-cell>
          <table:table-cell office:value-type="float" office:value="1229767" table:style-name="ce5">
            <text:p>1.229.767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496395" table:style-name="ce5">
            <text:p>496.395</text:p>
          </table:table-cell>
          <table:table-cell office:value-type="float" office:value="75900" table:style-name="ce5">
            <text:p>75.900</text:p>
          </table:table-cell>
          <table:table-cell office:value-type="float" office:value="158300" table:style-name="ce5">
            <text:p>158.300</text:p>
          </table:table-cell>
          <table:table-cell office:value-type="float" office:value="11400" table:style-name="ce5">
            <text:p>11.400</text:p>
          </table:table-cell>
          <table:table-cell office:value-type="float" office:value="741995" table:style-name="ce6">
            <text:p>741.995</text:p>
          </table:table-cell>
          <table:table-cell office:value-type="float" office:value="700668" table:style-name="ce6">
            <text:p>700.668</text:p>
          </table:table-cell>
          <table:table-cell office:value-type="percentage" office:value="0.94430285918368717" table:style-name="ce7">
            <text:p>94,4%</text:p>
          </table:table-cell>
          <table:table-cell office:value-type="float" office:value="466699" table:style-name="ce5">
            <text:p>466.699</text:p>
          </table:table-cell>
          <table:table-cell office:value-type="float" office:value="241830" table:style-name="ce5">
            <text:p>241.830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466565" table:style-name="ce5">
            <text:p>466.565</text:p>
          </table:table-cell>
          <table:table-cell office:value-type="float" office:value="67000" table:style-name="ce5">
            <text:p>67.000</text:p>
          </table:table-cell>
          <table:table-cell office:value-type="float" office:value="121400" table:style-name="ce5">
            <text:p>121.400</text:p>
          </table:table-cell>
          <table:table-cell office:value-type="float" office:value="8850" table:style-name="ce5">
            <text:p>8.850</text:p>
          </table:table-cell>
          <table:table-cell office:value-type="float" office:value="663815" table:style-name="ce6">
            <text:p>663.815</text:p>
          </table:table-cell>
          <table:table-cell office:value-type="float" office:value="650728" table:style-name="ce6">
            <text:p>650.728</text:p>
          </table:table-cell>
          <table:table-cell office:value-type="percentage" office:value="0.98028516981387892" table:style-name="ce7">
            <text:p>98,0%</text:p>
          </table:table-cell>
          <table:table-cell office:value-type="float" office:value="426347" table:style-name="ce5">
            <text:p>426.347</text:p>
          </table:table-cell>
          <table:table-cell office:value-type="float" office:value="230361" table:style-name="ce5">
            <text:p>230.361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282330" table:style-name="ce5">
            <text:p>282.330</text:p>
          </table:table-cell>
          <table:table-cell office:value-type="float" office:value="47200" table:style-name="ce5">
            <text:p>47.200</text:p>
          </table:table-cell>
          <table:table-cell office:value-type="float" office:value="139300" table:style-name="ce5">
            <text:p>139.300</text:p>
          </table:table-cell>
          <table:table-cell office:value-type="float" office:value="10100" table:style-name="ce5">
            <text:p>10.100</text:p>
          </table:table-cell>
          <table:table-cell office:value-type="float" office:value="478930" table:style-name="ce6">
            <text:p>478.930</text:p>
          </table:table-cell>
          <table:table-cell office:value-type="float" office:value="443932" table:style-name="ce6">
            <text:p>443.932</text:p>
          </table:table-cell>
          <table:table-cell office:value-type="percentage" office:value="0.92692460276031985" table:style-name="ce7">
            <text:p>92,7%</text:p>
          </table:table-cell>
          <table:table-cell office:value-type="float" office:value="314701" table:style-name="ce5">
            <text:p>314.701</text:p>
          </table:table-cell>
          <table:table-cell office:value-type="float" office:value="135816" table:style-name="ce5">
            <text:p>135.816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553380" table:style-name="ce5">
            <text:p>553.380</text:p>
          </table:table-cell>
          <table:table-cell office:value-type="float" office:value="90700" table:style-name="ce5">
            <text:p>90.700</text:p>
          </table:table-cell>
          <table:table-cell office:value-type="float" office:value="259000" table:style-name="ce5">
            <text:p>259.000</text:p>
          </table:table-cell>
          <table:table-cell office:value-type="float" office:value="18800" table:style-name="ce5">
            <text:p>18.800</text:p>
          </table:table-cell>
          <table:table-cell office:value-type="float" office:value="921880" table:style-name="ce6">
            <text:p>921.880</text:p>
          </table:table-cell>
          <table:table-cell office:value-type="float" office:value="823733" table:style-name="ce6">
            <text:p>823.733</text:p>
          </table:table-cell>
          <table:table-cell office:value-type="percentage" office:value="0.89353603505879287" table:style-name="ce7">
            <text:p>89,4%</text:p>
          </table:table-cell>
          <table:table-cell office:value-type="float" office:value="570448" table:style-name="ce5">
            <text:p>570.448</text:p>
          </table:table-cell>
          <table:table-cell office:value-type="float" office:value="267073" table:style-name="ce5">
            <text:p>267.073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20695" table:style-name="ce5">
            <text:p>220.695</text:p>
          </table:table-cell>
          <table:table-cell office:value-type="float" office:value="33100" table:style-name="ce5">
            <text:p>33.100</text:p>
          </table:table-cell>
          <table:table-cell office:value-type="float" office:value="69300" table:style-name="ce5">
            <text:p>69.300</text:p>
          </table:table-cell>
          <table:table-cell office:value-type="float" office:value="4900" table:style-name="ce5">
            <text:p>4.900</text:p>
          </table:table-cell>
          <table:table-cell office:value-type="float" office:value="327995" table:style-name="ce6">
            <text:p>327.995</text:p>
          </table:table-cell>
          <table:table-cell office:value-type="float" office:value="301950" table:style-name="ce6">
            <text:p>301.950</text:p>
          </table:table-cell>
          <table:table-cell office:value-type="percentage" office:value="0.92059330172716047" table:style-name="ce7">
            <text:p>92,1%</text:p>
          </table:table-cell>
          <table:table-cell office:value-type="float" office:value="204293" table:style-name="ce5">
            <text:p>204.293</text:p>
          </table:table-cell>
          <table:table-cell office:value-type="float" office:value="100371" table:style-name="ce5">
            <text:p>100.371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087815" table:style-name="ce5">
            <text:p>1.087.815</text:p>
          </table:table-cell>
          <table:table-cell office:value-type="float" office:value="159600" table:style-name="ce5">
            <text:p>159.600</text:p>
          </table:table-cell>
          <table:table-cell office:value-type="float" office:value="285100" table:style-name="ce5">
            <text:p>285.100</text:p>
          </table:table-cell>
          <table:table-cell office:value-type="float" office:value="20800" table:style-name="ce5">
            <text:p>20.800</text:p>
          </table:table-cell>
          <table:table-cell office:value-type="float" office:value="1553315" table:style-name="ce6">
            <text:p>1.553.315</text:p>
          </table:table-cell>
          <table:table-cell office:value-type="float" office:value="1422494" table:style-name="ce6">
            <text:p>1.422.494</text:p>
          </table:table-cell>
          <table:table-cell office:value-type="percentage" office:value="0.91577947808396876" table:style-name="ce7">
            <text:p>91,6%</text:p>
          </table:table-cell>
          <table:table-cell office:value-type="float" office:value="920462" table:style-name="ce5">
            <text:p>920.462</text:p>
          </table:table-cell>
          <table:table-cell office:value-type="float" office:value="516360" table:style-name="ce5">
            <text:p>516.360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687825" table:style-name="ce5">
            <text:p>687.825</text:p>
          </table:table-cell>
          <table:table-cell office:value-type="float" office:value="107800" table:style-name="ce5">
            <text:p>107.800</text:p>
          </table:table-cell>
          <table:table-cell office:value-type="float" office:value="242500" table:style-name="ce5">
            <text:p>242.500</text:p>
          </table:table-cell>
          <table:table-cell office:value-type="float" office:value="17700" table:style-name="ce5">
            <text:p>17.700</text:p>
          </table:table-cell>
          <table:table-cell office:value-type="float" office:value="1055825" table:style-name="ce6">
            <text:p>1.055.825</text:p>
          </table:table-cell>
          <table:table-cell office:value-type="float" office:value="991513" table:style-name="ce6">
            <text:p>991.513</text:p>
          </table:table-cell>
          <table:table-cell office:value-type="percentage" office:value="0.93908839059503235" table:style-name="ce7">
            <text:p>93,9%</text:p>
          </table:table-cell>
          <table:table-cell office:value-type="float" office:value="676614" table:style-name="ce5">
            <text:p>676.614</text:p>
          </table:table-cell>
          <table:table-cell office:value-type="float" office:value="324249" table:style-name="ce5">
            <text:p>324.249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434220" table:style-name="ce5">
            <text:p>2.434.220</text:p>
          </table:table-cell>
          <table:table-cell office:value-type="float" office:value="386700" table:style-name="ce5">
            <text:p>386.700</text:p>
          </table:table-cell>
          <table:table-cell office:value-type="float" office:value="926100" table:style-name="ce5">
            <text:p>926.100</text:p>
          </table:table-cell>
          <table:table-cell office:value-type="float" office:value="67300" table:style-name="ce5">
            <text:p>67.300</text:p>
          </table:table-cell>
          <table:table-cell office:value-type="float" office:value="3814320" table:style-name="ce6">
            <text:p>3.814.320</text:p>
          </table:table-cell>
          <table:table-cell office:value-type="float" office:value="3512534" table:style-name="ce6">
            <text:p>3.512.534</text:p>
          </table:table-cell>
          <table:table-cell office:value-type="percentage" office:value="0.92088078609031232" table:style-name="ce7">
            <text:p>92,1%</text:p>
          </table:table-cell>
          <table:table-cell office:value-type="float" office:value="2445125" table:style-name="ce5">
            <text:p>2.445.125</text:p>
          </table:table-cell>
          <table:table-cell office:value-type="float" office:value="1098215" table:style-name="ce5">
            <text:p>1.098.215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511830" table:style-name="ce5">
            <text:p>1.511.830</text:p>
          </table:table-cell>
          <table:table-cell office:value-type="float" office:value="239900" table:style-name="ce5">
            <text:p>239.900</text:p>
          </table:table-cell>
          <table:table-cell office:value-type="float" office:value="601900" table:style-name="ce5">
            <text:p>601.900</text:p>
          </table:table-cell>
          <table:table-cell office:value-type="float" office:value="43700" table:style-name="ce5">
            <text:p>43.700</text:p>
          </table:table-cell>
          <table:table-cell office:value-type="float" office:value="2397330" table:style-name="ce6">
            <text:p>2.397.330</text:p>
          </table:table-cell>
          <table:table-cell office:value-type="float" office:value="2217729" table:style-name="ce6">
            <text:p>2.217.729</text:p>
          </table:table-cell>
          <table:table-cell office:value-type="percentage" office:value="0.92508290473151378" table:style-name="ce7">
            <text:p>92,5%</text:p>
          </table:table-cell>
          <table:table-cell office:value-type="float" office:value="1533622" table:style-name="ce5">
            <text:p>1.533.622</text:p>
          </table:table-cell>
          <table:table-cell office:value-type="float" office:value="709438" table:style-name="ce5">
            <text:p>709.438</text:p>
          </table:table-cell>
          <table:table-cell office:value-type="date" office:date-value="2021-05-15T00:00:00" table:style-name="ce8">
            <text:p>1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01975" table:style-name="ce5">
            <text:p>401.975</text:p>
          </table:table-cell>
          <table:table-cell office:value-type="float" office:value="59800" table:style-name="ce5">
            <text:p>59.800</text:p>
          </table:table-cell>
          <table:table-cell office:value-type="float" office:value="126500" table:style-name="ce5">
            <text:p>126.500</text:p>
          </table:table-cell>
          <table:table-cell office:value-type="float" office:value="9200" table:style-name="ce5">
            <text:p>9.200</text:p>
          </table:table-cell>
          <table:table-cell office:value-type="float" office:value="597475" table:style-name="ce6">
            <text:p>597.475</text:p>
          </table:table-cell>
          <table:table-cell office:value-type="float" office:value="570276" table:style-name="ce6">
            <text:p>570.276</text:p>
          </table:table-cell>
          <table:table-cell office:value-type="percentage" office:value="0.95447675634963802" table:style-name="ce7">
            <text:p>95,4%</text:p>
          </table:table-cell>
          <table:table-cell office:value-type="float" office:value="377207" table:style-name="ce5">
            <text:p>377.207</text:p>
          </table:table-cell>
          <table:table-cell office:value-type="float" office:value="198107" table:style-name="ce5">
            <text:p>198.107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135015" table:style-name="ce5">
            <text:p>1.135.015</text:p>
          </table:table-cell>
          <table:table-cell office:value-type="float" office:value="165000" table:style-name="ce5">
            <text:p>165.000</text:p>
          </table:table-cell>
          <table:table-cell office:value-type="float" office:value="321700" table:style-name="ce5">
            <text:p>321.700</text:p>
          </table:table-cell>
          <table:table-cell office:value-type="float" office:value="23450" table:style-name="ce5">
            <text:p>23.450</text:p>
          </table:table-cell>
          <table:table-cell office:value-type="float" office:value="1645165" table:style-name="ce6">
            <text:p>1.645.165</text:p>
          </table:table-cell>
          <table:table-cell office:value-type="float" office:value="1607078" table:style-name="ce6">
            <text:p>1.607.078</text:p>
          </table:table-cell>
          <table:table-cell office:value-type="percentage" office:value="0.97684913063431322" table:style-name="ce7">
            <text:p>97,7%</text:p>
          </table:table-cell>
          <table:table-cell office:value-type="float" office:value="1075837" table:style-name="ce5">
            <text:p>1.075.837</text:p>
          </table:table-cell>
          <table:table-cell office:value-type="float" office:value="543552" table:style-name="ce5">
            <text:p>543.552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15895" table:style-name="ce5">
            <text:p>115.895</text:p>
          </table:table-cell>
          <table:table-cell office:value-type="float" office:value="17400" table:style-name="ce5">
            <text:p>17.400</text:p>
          </table:table-cell>
          <table:table-cell office:value-type="float" office:value="37800" table:style-name="ce5">
            <text:p>37.800</text:p>
          </table:table-cell>
          <table:table-cell office:value-type="float" office:value="2800" table:style-name="ce5">
            <text:p>2.800</text:p>
          </table:table-cell>
          <table:table-cell office:value-type="float" office:value="173895" table:style-name="ce6">
            <text:p>173.895</text:p>
          </table:table-cell>
          <table:table-cell office:value-type="float" office:value="163215" table:style-name="ce6">
            <text:p>163.215</text:p>
          </table:table-cell>
          <table:table-cell office:value-type="percentage" office:value="0.93858362805141038" table:style-name="ce7">
            <text:p>93,9%</text:p>
          </table:table-cell>
          <table:table-cell office:value-type="float" office:value="109739" table:style-name="ce5">
            <text:p>109.739</text:p>
          </table:table-cell>
          <table:table-cell office:value-type="float" office:value="55335" table:style-name="ce5">
            <text:p>55.335</text:p>
          </table:table-cell>
          <table:table-cell office:value-type="date" office:date-value="2021-05-15T00:00:00" table:style-name="ce8">
            <text:p>1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1992435" table:style-name="ce5">
            <text:p>1.992.435</text:p>
          </table:table-cell>
          <table:table-cell office:value-type="float" office:value="320200" table:style-name="ce5">
            <text:p>320.200</text:p>
          </table:table-cell>
          <table:table-cell office:value-type="float" office:value="807300" table:style-name="ce5">
            <text:p>807.300</text:p>
          </table:table-cell>
          <table:table-cell office:value-type="float" office:value="58600" table:style-name="ce5">
            <text:p>58.600</text:p>
          </table:table-cell>
          <table:table-cell office:value-type="float" office:value="3178535" table:style-name="ce6">
            <text:p>3.178.535</text:p>
          </table:table-cell>
          <table:table-cell office:value-type="float" office:value="2942235" table:style-name="ce6">
            <text:p>2.942.235</text:p>
          </table:table-cell>
          <table:table-cell office:value-type="percentage" office:value="0.92565757495198264" table:style-name="ce7">
            <text:p>92,6%</text:p>
          </table:table-cell>
          <table:table-cell office:value-type="float" office:value="2065290" table:style-name="ce5">
            <text:p>2.065.290</text:p>
          </table:table-cell>
          <table:table-cell office:value-type="float" office:value="900172" table:style-name="ce5">
            <text:p>900.172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424265" table:style-name="ce5">
            <text:p>424.265</text:p>
          </table:table-cell>
          <table:table-cell office:value-type="float" office:value="67500" table:style-name="ce5">
            <text:p>67.500</text:p>
          </table:table-cell>
          <table:table-cell office:value-type="float" office:value="179800" table:style-name="ce5">
            <text:p>179.800</text:p>
          </table:table-cell>
          <table:table-cell office:value-type="float" office:value="13050" table:style-name="ce5">
            <text:p>13.050</text:p>
          </table:table-cell>
          <table:table-cell office:value-type="float" office:value="684615" table:style-name="ce6">
            <text:p>684.615</text:p>
          </table:table-cell>
          <table:table-cell office:value-type="float" office:value="590226" table:style-name="ce6">
            <text:p>590.226</text:p>
          </table:table-cell>
          <table:table-cell office:value-type="percentage" office:value="0.8621283495103087" table:style-name="ce7">
            <text:p>86,2%</text:p>
          </table:table-cell>
          <table:table-cell office:value-type="float" office:value="403635" table:style-name="ce5">
            <text:p>403.635</text:p>
          </table:table-cell>
          <table:table-cell office:value-type="float" office:value="190707" table:style-name="ce5">
            <text:p>190.707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20695" table:style-name="ce5">
            <text:p>220.695</text:p>
          </table:table-cell>
          <table:table-cell office:value-type="float" office:value="34500" table:style-name="ce5">
            <text:p>34.500</text:p>
          </table:table-cell>
          <table:table-cell office:value-type="float" office:value="78700" table:style-name="ce5">
            <text:p>78.700</text:p>
          </table:table-cell>
          <table:table-cell office:value-type="float" office:value="5750" table:style-name="ce5">
            <text:p>5.750</text:p>
          </table:table-cell>
          <table:table-cell office:value-type="float" office:value="339645" table:style-name="ce6">
            <text:p>339.645</text:p>
          </table:table-cell>
          <table:table-cell office:value-type="float" office:value="332283" table:style-name="ce6">
            <text:p>332.283</text:p>
          </table:table-cell>
          <table:table-cell office:value-type="percentage" office:value="0.97832442697522415" table:style-name="ce7">
            <text:p>97,8%</text:p>
          </table:table-cell>
          <table:table-cell office:value-type="float" office:value="229538" table:style-name="ce5">
            <text:p>229.538</text:p>
          </table:table-cell>
          <table:table-cell office:value-type="float" office:value="108014" table:style-name="ce5">
            <text:p>108.014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805950" table:style-name="ce5">
            <text:p>805.950</text:p>
          </table:table-cell>
          <table:table-cell office:value-type="float" office:value="121800" table:style-name="ce5">
            <text:p>121.800</text:p>
          </table:table-cell>
          <table:table-cell office:value-type="float" office:value="264300" table:style-name="ce5">
            <text:p>264.300</text:p>
          </table:table-cell>
          <table:table-cell office:value-type="float" office:value="19250" table:style-name="ce5">
            <text:p>19.250</text:p>
          </table:table-cell>
          <table:table-cell office:value-type="float" office:value="1211300" table:style-name="ce6">
            <text:p>1.211.300</text:p>
          </table:table-cell>
          <table:table-cell office:value-type="float" office:value="1140415" table:style-name="ce6">
            <text:p>1.140.415</text:p>
          </table:table-cell>
          <table:table-cell office:value-type="percentage" office:value="0.94148022785437135" table:style-name="ce7">
            <text:p>94,1%</text:p>
          </table:table-cell>
          <table:table-cell office:value-type="float" office:value="815059" table:style-name="ce5">
            <text:p>815.059</text:p>
          </table:table-cell>
          <table:table-cell office:value-type="float" office:value="338938" table:style-name="ce5">
            <text:p>338.938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17190" table:style-name="ce5">
            <text:p>17.190</text:p>
          </table:table-cell>
          <table:table-cell office:value-type="float" office:value="3200" table:style-name="ce5">
            <text:p>3.200</text:p>
          </table:table-cell>
          <table:table-cell office:value-type="float" office:value="10600" table:style-name="ce5">
            <text:p>10.600</text:p>
          </table:table-cell>
          <table:table-cell office:value-type="float" office:value="750" table:style-name="ce5">
            <text:p>750</text:p>
          </table:table-cell>
          <table:table-cell office:value-type="float" office:value="31740" table:style-name="ce6">
            <text:p>31.740</text:p>
          </table:table-cell>
          <table:table-cell office:value-type="float" office:value="29229" table:style-name="ce6">
            <text:p>29.229</text:p>
          </table:table-cell>
          <table:table-cell office:value-type="percentage" office:value="0.92088846880907371" table:style-name="ce7">
            <text:p>92,1%</text:p>
          </table:table-cell>
          <table:table-cell office:value-type="float" office:value="21368" table:style-name="ce5">
            <text:p>21.368</text:p>
          </table:table-cell>
          <table:table-cell office:value-type="float" office:value="8323" table:style-name="ce5">
            <text:p>8.323</text:p>
          </table:table-cell>
          <table:table-cell office:value-type="date" office:date-value="2021-05-15T00:00:00" table:style-name="ce8">
            <text:p>1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17190" table:style-name="ce5">
            <text:p>17.190</text:p>
          </table:table-cell>
          <table:table-cell office:value-type="float" office:value="3100" table:style-name="ce5">
            <text:p>3.100</text:p>
          </table:table-cell>
          <table:table-cell office:value-type="float" office:value="10600" table:style-name="ce5">
            <text:p>10.600</text:p>
          </table:table-cell>
          <table:table-cell office:value-type="float" office:value="750" table:style-name="ce5">
            <text:p>750</text:p>
          </table:table-cell>
          <table:table-cell office:value-type="float" office:value="31640" table:style-name="ce6">
            <text:p>31.640</text:p>
          </table:table-cell>
          <table:table-cell office:value-type="float" office:value="26269" table:style-name="ce6">
            <text:p>26.269</text:p>
          </table:table-cell>
          <table:table-cell office:value-type="percentage" office:value="0.83024652338811633" table:style-name="ce7">
            <text:p>83,0%</text:p>
          </table:table-cell>
          <table:table-cell office:value-type="float" office:value="19204" table:style-name="ce5">
            <text:p>19.204</text:p>
          </table:table-cell>
          <table:table-cell office:value-type="float" office:value="7531" table:style-name="ce5">
            <text:p>7.531</text:p>
          </table:table-cell>
          <table:table-cell office:value-type="date" office:date-value="2021-05-14T00:00:00" table:style-name="ce8">
            <text:p>14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7698" table:style-name="ce6">
            <text:p>77.698</text:p>
          </table:table-cell>
          <table:table-cell office:value-type="percentage" office:value="0.85064593825268231" table:style-name="ce7">
            <text:p>85,1%</text:p>
          </table:table-cell>
          <table:table-cell office:value-type="float" office:value="68141" table:style-name="ce5">
            <text:p>68.141</text:p>
          </table:table-cell>
          <table:table-cell office:value-type="float" office:value="9557" table:style-name="ce5">
            <text:p>9.557</text:p>
          </table:table-cell>
          <table:table-cell office:value-type="date" office:date-value="2021-05-15T00:00:00" table:style-name="ce8">
            <text:p>15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5358785" table:style-name="ce11">
            <text:p>15.358.785</text:p>
          </table:table-cell>
          <table:table-cell office:value-type="float" office:value="2395800" table:style-name="ce12">
            <text:p>2.395.800</text:p>
          </table:table-cell>
          <table:table-cell office:value-type="float" office:value="5713800" table:style-name="ce13">
            <text:p>5.713.800</text:p>
          </table:table-cell>
          <table:table-cell office:value-type="float" office:value="410400" table:style-name="ce14">
            <text:p>410.400</text:p>
          </table:table-cell>
          <table:table-cell office:value-type="float" office:value="23878785" table:style-name="ce15">
            <text:p>23.878.785</text:p>
          </table:table-cell>
          <table:table-cell office:value-type="float" office:value="22313088" table:style-name="ce15">
            <text:p>22.313.088</text:p>
          </table:table-cell>
          <table:table-cell office:value-type="percentage" office:value="0.93443146290734647" table:style-name="ce16">
            <text:p>93,4%</text:p>
          </table:table-cell>
          <table:table-cell office:value-type="float" office:value="15320846" table:style-name="ce15">
            <text:p>15.320.846</text:p>
          </table:table-cell>
          <table:table-cell office:value-type="float" office:value="7213716" table:style-name="ce15">
            <text:p>7.213.716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473" table:style-name="ce5">
            <text:p>18.473</text:p>
          </table:table-cell>
          <table:table-cell office:value-type="float" office:value="17794" table:style-name="ce5">
            <text:p>17.794</text:p>
          </table:table-cell>
          <table:table-cell office:value-type="percentage" office:value="0.99434815373021856" table:style-name="ce25">
            <text:p>99,4%</text:p>
          </table:table-cell>
          <table:table-cell office:value-type="percentage" office:value="0.95779954785229837" table:style-name="ce25">
            <text:p>95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47" table:style-name="ce5">
            <text:p>5.447</text:p>
          </table:table-cell>
          <table:table-cell office:value-type="float" office:value="5244" table:style-name="ce5">
            <text:p>5.244</text:p>
          </table:table-cell>
          <table:table-cell office:value-type="percentage" office:value="0.99108442503639005" table:style-name="ce25">
            <text:p>99,1%</text:p>
          </table:table-cell>
          <table:table-cell office:value-type="percentage" office:value="0.95414847161572047" table:style-name="ce25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07" table:style-name="ce5">
            <text:p>10.807</text:p>
          </table:table-cell>
          <table:table-cell office:value-type="float" office:value="10798" table:style-name="ce5">
            <text:p>10.798</text:p>
          </table:table-cell>
          <table:table-cell office:value-type="float" office:value="9810" table:style-name="ce5">
            <text:p>9.810</text:p>
          </table:table-cell>
          <table:table-cell office:value-type="percentage" office:value="0.99916720644027024" table:style-name="ce25">
            <text:p>99,9%</text:p>
          </table:table-cell>
          <table:table-cell office:value-type="percentage" office:value="0.90774498010548721" table:style-name="ce25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192" table:style-name="ce5">
            <text:p>7.192</text:p>
          </table:table-cell>
          <table:table-cell office:value-type="float" office:value="6982" table:style-name="ce5">
            <text:p>6.982</text:p>
          </table:table-cell>
          <table:table-cell office:value-type="percentage" office:value="0.96278447121820621" table:style-name="ce25">
            <text:p>96,3%</text:p>
          </table:table-cell>
          <table:table-cell office:value-type="percentage" office:value="0.9346720214190094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008" table:style-name="ce5">
            <text:p>25.008</text:p>
          </table:table-cell>
          <table:table-cell office:value-type="float" office:value="23753" table:style-name="ce5">
            <text:p>23.753</text:p>
          </table:table-cell>
          <table:table-cell office:value-type="percentage" office:value="0.97817413752640225" table:style-name="ce25">
            <text:p>97,8%</text:p>
          </table:table-cell>
          <table:table-cell office:value-type="percentage" office:value="0.9290855041852460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07" table:style-name="ce5">
            <text:p>80.207</text:p>
          </table:table-cell>
          <table:table-cell office:value-type="float" office:value="79530" table:style-name="ce5">
            <text:p>79.530</text:p>
          </table:table-cell>
          <table:table-cell office:value-type="float" office:value="65521" table:style-name="ce5">
            <text:p>65.521</text:p>
          </table:table-cell>
          <table:table-cell office:value-type="percentage" office:value="0.99155934020721381" table:style-name="ce25">
            <text:p>99,2%</text:p>
          </table:table-cell>
          <table:table-cell office:value-type="percentage" office:value="0.81689877442118519" table:style-name="ce25">
            <text:p>81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087" table:style-name="ce5">
            <text:p>30.087</text:p>
          </table:table-cell>
          <table:table-cell office:value-type="float" office:value="30087" table:style-name="ce5">
            <text:p>30.087</text:p>
          </table:table-cell>
          <table:table-cell office:value-type="float" office:value="28047" table:style-name="ce5">
            <text:p>28.04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219662977365636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4815" table:style-name="ce5">
            <text:p>14.815</text:p>
          </table:table-cell>
          <table:table-cell office:value-type="float" office:value="14657" table:style-name="ce5">
            <text:p>14.657</text:p>
          </table:table-cell>
          <table:table-cell office:value-type="float" office:value="14174" table:style-name="ce5">
            <text:p>14.174</text:p>
          </table:table-cell>
          <table:table-cell office:value-type="percentage" office:value="0.98933513331083367" table:style-name="ce25">
            <text:p>98,9%</text:p>
          </table:table-cell>
          <table:table-cell office:value-type="percentage" office:value="0.9286746354919217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453" table:style-name="ce5">
            <text:p>23.453</text:p>
          </table:table-cell>
          <table:table-cell office:value-type="float" office:value="22841" table:style-name="ce5">
            <text:p>22.841</text:p>
          </table:table-cell>
          <table:table-cell office:value-type="percentage" office:value="0.98542016806722688" table:style-name="ce25">
            <text:p>98,5%</text:p>
          </table:table-cell>
          <table:table-cell office:value-type="percentage" office:value="0.95970588235294119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66" table:style-name="ce5">
            <text:p>3.366</text:p>
          </table:table-cell>
          <table:table-cell office:value-type="float" office:value="3254" table:style-name="ce5">
            <text:p>3.254</text:p>
          </table:table-cell>
          <table:table-cell office:value-type="percentage" office:value="0.99292035398230083" table:style-name="ce25">
            <text:p>99,3%</text:p>
          </table:table-cell>
          <table:table-cell office:value-type="percentage" office:value="0.95988200589970496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367" table:style-name="ce5">
            <text:p>52.367</text:p>
          </table:table-cell>
          <table:table-cell office:value-type="float" office:value="52367" table:style-name="ce5">
            <text:p>52.367</text:p>
          </table:table-cell>
          <table:table-cell office:value-type="float" office:value="49955" table:style-name="ce5">
            <text:p>49.95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5394045868581356" table:style-name="ce25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34" table:style-name="ce5">
            <text:p>11.334</text:p>
          </table:table-cell>
          <table:table-cell office:value-type="float" office:value="10913" table:style-name="ce5">
            <text:p>10.913</text:p>
          </table:table-cell>
          <table:table-cell office:value-type="percentage" office:value="0.95363904080774087" table:style-name="ce25">
            <text:p>95,4%</text:p>
          </table:table-cell>
          <table:table-cell office:value-type="percentage" office:value="0.91821623895666804" table:style-name="ce25">
            <text:p>91,8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43" table:style-name="ce5">
            <text:p>8.343</text:p>
          </table:table-cell>
          <table:table-cell office:value-type="float" office:value="8123" table:style-name="ce5">
            <text:p>8.123</text:p>
          </table:table-cell>
          <table:table-cell office:value-type="float" office:value="7960" table:style-name="ce5">
            <text:p>7.960</text:p>
          </table:table-cell>
          <table:table-cell office:value-type="percentage" office:value="0.97363058851731987" table:style-name="ce25">
            <text:p>97,4%</text:p>
          </table:table-cell>
          <table:table-cell office:value-type="percentage" office:value="0.95409325182787963" table:style-name="ce25">
            <text:p>95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25" table:style-name="ce5">
            <text:p>325</text:p>
          </table:table-cell>
          <table:table-cell office:value-type="float" office:value="329" table:style-name="ce5">
            <text:p>329</text:p>
          </table:table-cell>
          <table:table-cell office:value-type="float" office:value="323" table:style-name="ce5">
            <text:p>323</text:p>
          </table:table-cell>
          <table:table-cell office:value-type="percentage" office:value="1.0123076923076924" table:style-name="ce25">
            <text:p>101,2%</text:p>
          </table:table-cell>
          <table:table-cell office:value-type="percentage" office:value="0.99384615384615382" table:style-name="ce25">
            <text:p>99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8008" table:style-name="ce15">
            <text:p>418.008</text:p>
          </table:table-cell>
          <table:table-cell office:value-type="float" office:value="414653" table:style-name="ce15">
            <text:p>414.653</text:p>
          </table:table-cell>
          <table:table-cell office:value-type="float" office:value="383727" table:style-name="ce15">
            <text:p>383.727</text:p>
          </table:table-cell>
          <table:table-cell office:value-type="percentage" office:value="0.99197383782128568" table:style-name="ce26">
            <text:p>99,2%</text:p>
          </table:table-cell>
          <table:table-cell office:value-type="percentage" office:value="0.9179896078543951" table:style-name="ce26">
            <text:p>91,8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16585" table:style-name="ce23">
            <text:p>1.816.585</text:p>
          </table:table-cell>
          <table:table-cell office:value-type="percentage" office:value="0.91744678401086033" table:style-name="ce28">
            <text:p>91,7%</text:p>
          </table:table-cell>
          <table:table-cell office:value-type="float" office:value="974594" table:style-name="ce23">
            <text:p>974.594</text:p>
          </table:table-cell>
          <table:table-cell office:value-type="percentage" office:value="0.49220825395799284" table:style-name="ce28">
            <text:p>49,2%</text:p>
          </table:table-cell>
          <table:table-cell office:value-type="date" office:date-value="2021-05-16T00:00:00" table:style-name="ce29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48792" table:style-name="ce5">
            <text:p>348.792</text:p>
          </table:table-cell>
          <table:table-cell office:value-type="percentage" office:value="0.93227736957038887" table:style-name="ce30">
            <text:p>93,2%</text:p>
          </table:table-cell>
          <table:table-cell office:value-type="float" office:value="202023" table:style-name="ce5">
            <text:p>202.023</text:p>
          </table:table-cell>
          <table:table-cell office:value-type="percentage" office:value="0.53998219865340569" table:style-name="ce30">
            <text:p>54,0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24779" table:style-name="ce5">
            <text:p>324.779</text:p>
          </table:table-cell>
          <table:table-cell office:value-type="percentage" office:value="0.93669947826387912" table:style-name="ce30">
            <text:p>93,7%</text:p>
          </table:table-cell>
          <table:table-cell office:value-type="float" office:value="177399" table:style-name="ce5">
            <text:p>177.399</text:p>
          </table:table-cell>
          <table:table-cell office:value-type="percentage" office:value="0.51163883977884617" table:style-name="ce30">
            <text:p>51,2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4255" table:style-name="ce5">
            <text:p>214.255</text:p>
          </table:table-cell>
          <table:table-cell office:value-type="percentage" office:value="0.86641540869185452" table:style-name="ce30">
            <text:p>86,6%</text:p>
          </table:table-cell>
          <table:table-cell office:value-type="float" office:value="106856" table:style-name="ce5">
            <text:p>106.856</text:p>
          </table:table-cell>
          <table:table-cell office:value-type="percentage" office:value="0.43210979865663252" table:style-name="ce30">
            <text:p>43,2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11954" table:style-name="ce5">
            <text:p>411.954</text:p>
          </table:table-cell>
          <table:table-cell office:value-type="percentage" office:value="0.85848968134389481" table:style-name="ce30">
            <text:p>85,8%</text:p>
          </table:table-cell>
          <table:table-cell office:value-type="float" office:value="204069" table:style-name="ce5">
            <text:p>204.069</text:p>
          </table:table-cell>
          <table:table-cell office:value-type="percentage" office:value="0.4252686726725976" table:style-name="ce30">
            <text:p>42,5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59381" table:style-name="ce5">
            <text:p>159.381</text:p>
          </table:table-cell>
          <table:table-cell office:value-type="percentage" office:value="0.9295900334202376" table:style-name="ce30">
            <text:p>93,0%</text:p>
          </table:table-cell>
          <table:table-cell office:value-type="float" office:value="81210" table:style-name="ce5">
            <text:p>81.210</text:p>
          </table:table-cell>
          <table:table-cell office:value-type="percentage" office:value="0.4736575038057077" table:style-name="ce30">
            <text:p>47,4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54569" table:style-name="ce5">
            <text:p>754.569</text:p>
          </table:table-cell>
          <table:table-cell office:value-type="percentage" office:value="0.95801011119264845" table:style-name="ce30">
            <text:p>95,8%</text:p>
          </table:table-cell>
          <table:table-cell office:value-type="float" office:value="435888" table:style-name="ce5">
            <text:p>435.888</text:p>
          </table:table-cell>
          <table:table-cell office:value-type="percentage" office:value="0.55340878216245448" table:style-name="ce30">
            <text:p>55,3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79765" table:style-name="ce5">
            <text:p>479.765</text:p>
          </table:table-cell>
          <table:table-cell office:value-type="percentage" office:value="0.93569047800147831" table:style-name="ce30">
            <text:p>93,6%</text:p>
          </table:table-cell>
          <table:table-cell office:value-type="float" office:value="255037" table:style-name="ce5">
            <text:p>255.037</text:p>
          </table:table-cell>
          <table:table-cell office:value-type="percentage" office:value="0.49740121192263509" table:style-name="ce30">
            <text:p>49,7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01622" table:style-name="ce5">
            <text:p>1.701.622</text:p>
          </table:table-cell>
          <table:table-cell office:value-type="percentage" office:value="0.88622822477490426" table:style-name="ce30">
            <text:p>88,6%</text:p>
          </table:table-cell>
          <table:table-cell office:value-type="float" office:value="851005" table:style-name="ce5">
            <text:p>851.005</text:p>
          </table:table-cell>
          <table:table-cell office:value-type="percentage" office:value="0.44321515026519837" table:style-name="ce30">
            <text:p>44,3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02818" table:style-name="ce5">
            <text:p>1.202.818</text:p>
          </table:table-cell>
          <table:table-cell office:value-type="percentage" office:value="0.92873021130844147" table:style-name="ce30">
            <text:p>92,9%</text:p>
          </table:table-cell>
          <table:table-cell office:value-type="float" office:value="595760" table:style-name="ce5">
            <text:p>595.760</text:p>
          </table:table-cell>
          <table:table-cell office:value-type="percentage" office:value="0.46000335103824275" table:style-name="ce30">
            <text:p>46,0%</text:p>
          </table:table-cell>
          <table:table-cell office:value-type="date" office:date-value="2021-05-15T00:00:00" table:style-name="ce8">
            <text:p>1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2683" table:style-name="ce5">
            <text:p>292.683</text:p>
          </table:table-cell>
          <table:table-cell office:value-type="percentage" office:value="0.9983116059185887" table:style-name="ce30">
            <text:p>99,8%</text:p>
          </table:table-cell>
          <table:table-cell office:value-type="float" office:value="161594" table:style-name="ce5">
            <text:p>161.594</text:p>
          </table:table-cell>
          <table:table-cell office:value-type="percentage" office:value="0.55118051149813418" table:style-name="ce30">
            <text:p>55,1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34887" table:style-name="ce5">
            <text:p>834.887</text:p>
          </table:table-cell>
          <table:table-cell office:value-type="percentage" office:value="0.95854836617140704" table:style-name="ce30">
            <text:p>95,9%</text:p>
          </table:table-cell>
          <table:table-cell office:value-type="float" office:value="471261" table:style-name="ce5">
            <text:p>471.261</text:p>
          </table:table-cell>
          <table:table-cell office:value-type="percentage" office:value="0.54106299605851271" table:style-name="ce30">
            <text:p>54,1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5969" table:style-name="ce5">
            <text:p>85.969</text:p>
          </table:table-cell>
          <table:table-cell office:value-type="percentage" office:value="0.97636570130607614" table:style-name="ce30">
            <text:p>97,6%</text:p>
          </table:table-cell>
          <table:table-cell office:value-type="float" office:value="46341" table:style-name="ce5">
            <text:p>46.341</text:p>
          </table:table-cell>
          <table:table-cell office:value-type="percentage" office:value="0.52630323679727431" table:style-name="ce30">
            <text:p>52,6%</text:p>
          </table:table-cell>
          <table:table-cell office:value-type="date" office:date-value="2021-05-15T00:00:00" table:style-name="ce8">
            <text:p>1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42681" table:style-name="ce5">
            <text:p>1.442.681</text:p>
          </table:table-cell>
          <table:table-cell office:value-type="percentage" office:value="0.90533885233124534" table:style-name="ce30">
            <text:p>90,5%</text:p>
          </table:table-cell>
          <table:table-cell office:value-type="float" office:value="709624" table:style-name="ce5">
            <text:p>709.624</text:p>
          </table:table-cell>
          <table:table-cell office:value-type="percentage" office:value="0.44531686335836379" table:style-name="ce30">
            <text:p>44,5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81449" table:style-name="ce5">
            <text:p>281.449</text:p>
          </table:table-cell>
          <table:table-cell office:value-type="percentage" office:value="0.88068677854302069" table:style-name="ce30">
            <text:p>88,1%</text:p>
          </table:table-cell>
          <table:table-cell office:value-type="float" office:value="142210" table:style-name="ce5">
            <text:p>142.210</text:p>
          </table:table-cell>
          <table:table-cell office:value-type="percentage" office:value="0.44499169219504409" table:style-name="ce30">
            <text:p>44,5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3315" table:style-name="ce5">
            <text:p>163.315</text:p>
          </table:table-cell>
          <table:table-cell office:value-type="percentage" office:value="0.95616561866957062" table:style-name="ce30">
            <text:p>95,6%</text:p>
          </table:table-cell>
          <table:table-cell office:value-type="float" office:value="84787" table:style-name="ce5">
            <text:p>84.787</text:p>
          </table:table-cell>
          <table:table-cell office:value-type="percentage" office:value="0.49640519431856772" table:style-name="ce30">
            <text:p>49,6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20931" table:style-name="ce5">
            <text:p>620.931</text:p>
          </table:table-cell>
          <table:table-cell office:value-type="percentage" office:value="0.95359133840129007" table:style-name="ce30">
            <text:p>95,4%</text:p>
          </table:table-cell>
          <table:table-cell office:value-type="float" office:value="268863" table:style-name="ce5">
            <text:p>268.863</text:p>
          </table:table-cell>
          <table:table-cell office:value-type="percentage" office:value="0.41290486063119097" table:style-name="ce30">
            <text:p>41,3%</text:p>
          </table:table-cell>
          <table:table-cell office:value-type="date" office:date-value="2021-05-16T00:00:00" table:style-name="ce8">
            <text:p>1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1843" table:style-name="ce5">
            <text:p>11.843</text:p>
          </table:table-cell>
          <table:table-cell office:value-type="percentage" office:value="0.80128552097428962" table:style-name="ce30">
            <text:p>80,1%</text:p>
          </table:table-cell>
          <table:table-cell office:value-type="float" office:value="6644" table:style-name="ce5">
            <text:p>6.644</text:p>
          </table:table-cell>
          <table:table-cell office:value-type="percentage" office:value="0.44952638700947228" table:style-name="ce30">
            <text:p>45,0%</text:p>
          </table:table-cell>
          <table:table-cell office:value-type="date" office:date-value="2021-05-15T00:00:00" table:style-name="ce8">
            <text:p>1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0296" table:style-name="ce5">
            <text:p>10.296</text:p>
          </table:table-cell>
          <table:table-cell office:value-type="percentage" office:value="0.73944268888250497" table:style-name="ce30">
            <text:p>73,9%</text:p>
          </table:table-cell>
          <table:table-cell office:value-type="float" office:value="5872" table:style-name="ce5">
            <text:p>5.872</text:p>
          </table:table-cell>
          <table:table-cell office:value-type="percentage" office:value="0.42171789715598967" table:style-name="ce30">
            <text:p>42,2%</text:p>
          </table:table-cell>
          <table:table-cell office:value-type="date" office:date-value="2021-05-14T00:00:00" table:style-name="ce8">
            <text:p>14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05" table:style-name="ce5">
            <text:p>3.205</text:p>
          </table:table-cell>
          <table:table-cell office:value-type="string" table:style-name="ce30">
            <text:p>-</text:p>
          </table:table-cell>
          <table:table-cell office:value-type="float" office:value="630" table:style-name="ce5">
            <text:p>630</text:p>
          </table:table-cell>
          <table:table-cell office:value-type="string" table:style-name="ce30">
            <text:p>-</text:p>
          </table:table-cell>
          <table:table-cell office:value-type="date" office:date-value="2021-05-15T00:00:00" table:style-name="ce8">
            <text:p>1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161779" table:style-name="ce15">
            <text:p>11.161.779</text:p>
          </table:table-cell>
          <table:table-cell office:value-type="percentage" office:value="0.92009961211123026" table:style-name="ce16">
            <text:p>92,0%</text:p>
          </table:table-cell>
          <table:table-cell office:value-type="float" office:value="5781667" table:style-name="ce15">
            <text:p>5.781.667</text:p>
          </table:table-cell>
          <table:table-cell office:value-type="percentage" office:value="0.47660051001335002" table:style-name="ce16">
            <text:p>47,7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7983" table:style-name="ce39">
            <text:p>427.983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28171" table:style-name="ce39">
            <text:p>628.171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6585078592394302" table:style-name="ce40">
            <text:p>96,6%</text:p>
          </table:table-cell>
          <table:table-cell office:value-type="float" office:value="760431" table:style-name="ce39">
            <text:p>760.431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3003164339347291" table:style-name="ce40">
            <text:p>83,0%</text:p>
          </table:table-cell>
          <table:table-cell office:value-type="float" office:value="368999" table:style-name="ce39">
            <text:p>368.999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2916939718787277" table:style-name="ce40">
            <text:p>29,2%</text:p>
          </table:table-cell>
          <table:table-cell office:value-type="float" office:value="358359" table:style-name="ce39">
            <text:p>358.359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1908063485480901" table:style-name="ce40">
            <text:p>11,9%</text:p>
          </table:table-cell>
          <table:table-cell office:value-type="float" office:value="33127" table:style-name="ce39">
            <text:p>33.127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5.2931551851413926E-2" table:style-name="ce40">
            <text:p>5,3%</text:p>
          </table:table-cell>
          <table:table-cell office:value-type="float" office:value="447" table:style-name="ce39">
            <text:p>447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4571105040099824E-3" table:style-name="ce40">
            <text:p>0,2%</text:p>
          </table:table-cell>
          <table:table-cell office:value-type="float" office:value="2577517" table:style-name="ce39">
            <text:p>2.577.517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36497299076082806" table:style-name="ce40">
            <text:p>36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9995" table:style-name="ce42">
            <text:p>99.995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4953" table:style-name="ce42">
            <text:p>114.953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6635702576604599" table:style-name="ce43">
            <text:p>96,6%</text:p>
          </table:table-cell>
          <table:table-cell office:value-type="float" office:value="133844" table:style-name="ce42">
            <text:p>133.844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85596065666029275" table:style-name="ce43">
            <text:p>85,6%</text:p>
          </table:table-cell>
          <table:table-cell office:value-type="float" office:value="53777" table:style-name="ce42">
            <text:p>53.777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27123662150847849" table:style-name="ce43">
            <text:p>27,1%</text:p>
          </table:table-cell>
          <table:table-cell office:value-type="float" office:value="57716" table:style-name="ce42">
            <text:p>57.716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2938399356173627" table:style-name="ce43">
            <text:p>12,9%</text:p>
          </table:table-cell>
          <table:table-cell office:value-type="float" office:value="6366" table:style-name="ce42">
            <text:p>6.366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1383718322493836E-2" table:style-name="ce43">
            <text:p>7,1%</text:p>
          </table:table-cell>
          <table:table-cell office:value-type="float" office:value="48" table:style-name="ce42">
            <text:p>48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9118935712578665E-3" table:style-name="ce43">
            <text:p>0,2%</text:p>
          </table:table-cell>
          <table:table-cell office:value-type="float" office:value="466699" table:style-name="ce42">
            <text:p>466.699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1200020480876864" table:style-name="ce43">
            <text:p>41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7732" table:style-name="ce42">
            <text:p>87.732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9892970191059594" table:style-name="ce43">
            <text:p>99,9%</text:p>
          </table:table-cell>
          <table:table-cell office:value-type="float" office:value="110916" table:style-name="ce42">
            <text:p>110.916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26131" table:style-name="ce42">
            <text:p>126.131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84282869590783949" table:style-name="ce43">
            <text:p>84,3%</text:p>
          </table:table-cell>
          <table:table-cell office:value-type="float" office:value="53170" table:style-name="ce42">
            <text:p>53.170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32690829721171877" table:style-name="ce43">
            <text:p>32,7%</text:p>
          </table:table-cell>
          <table:table-cell office:value-type="float" office:value="43894" table:style-name="ce42">
            <text:p>43.894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3627656436765551" table:style-name="ce43">
            <text:p>13,6%</text:p>
          </table:table-cell>
          <table:table-cell office:value-type="float" office:value="4463" table:style-name="ce42">
            <text:p>4.463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2375089979512359E-2" table:style-name="ce43">
            <text:p>8,2%</text:p>
          </table:table-cell>
          <table:table-cell office:value-type="float" office:value="41" table:style-name="ce42">
            <text:p>41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634453511533766E-3" table:style-name="ce43">
            <text:p>0,3%</text:p>
          </table:table-cell>
          <table:table-cell office:value-type="float" office:value="426347" table:style-name="ce42">
            <text:p>426.347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47308338021480034" table:style-name="ce43">
            <text:p>47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9958" table:style-name="ce42">
            <text:p>49.958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4319" table:style-name="ce42">
            <text:p>74.319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2303393114412047" table:style-name="ce43">
            <text:p>92,3%</text:p>
          </table:table-cell>
          <table:table-cell office:value-type="float" office:value="89978" table:style-name="ce42">
            <text:p>89.978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76752736051044523" table:style-name="ce43">
            <text:p>76,8%</text:p>
          </table:table-cell>
          <table:table-cell office:value-type="float" office:value="48911" table:style-name="ce42">
            <text:p>48.911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29500533785291649" table:style-name="ce43">
            <text:p>29,5%</text:p>
          </table:table-cell>
          <table:table-cell office:value-type="float" office:value="47365" table:style-name="ce42">
            <text:p>47.365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0206786279183026" table:style-name="ce43">
            <text:p>10,2%</text:p>
          </table:table-cell>
          <table:table-cell office:value-type="float" office:value="4131" table:style-name="ce42">
            <text:p>4.131</text:p>
          </table:table-cell>
          <table:table-cell office:value-type="float" office:value="85839" table:style-name="ce42">
            <text:p>85.839</text:p>
          </table:table-cell>
          <table:table-cell office:value-type="percentage" office:value="4.8124978156781885E-2" table:style-name="ce43">
            <text:p>4,8%</text:p>
          </table:table-cell>
          <table:table-cell office:value-type="float" office:value="39" table:style-name="ce42">
            <text:p>39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6738197424892704E-3" table:style-name="ce43">
            <text:p>0,2%</text:p>
          </table:table-cell>
          <table:table-cell office:value-type="float" office:value="314701" table:style-name="ce42">
            <text:p>314.701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1907908411311608" table:style-name="ce43">
            <text:p>31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9471" table:style-name="ce42">
            <text:p>89.471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9152223059532785" table:style-name="ce43">
            <text:p>99,2%</text:p>
          </table:table-cell>
          <table:table-cell office:value-type="float" office:value="141504" table:style-name="ce42">
            <text:p>141.504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156997625071992" table:style-name="ce43">
            <text:p>91,6%</text:p>
          </table:table-cell>
          <table:table-cell office:value-type="float" office:value="180979" table:style-name="ce42">
            <text:p>180.979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76982202712129721" table:style-name="ce43">
            <text:p>77,0%</text:p>
          </table:table-cell>
          <table:table-cell office:value-type="float" office:value="69752" table:style-name="ce42">
            <text:p>69.752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1990003195325695" table:style-name="ce43">
            <text:p>19,9%</text:p>
          </table:table-cell>
          <table:table-cell office:value-type="float" office:value="81672" table:style-name="ce42">
            <text:p>81.672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9.8114993674999484E-2" table:style-name="ce43">
            <text:p>9,8%</text:p>
          </table:table-cell>
          <table:table-cell office:value-type="float" office:value="7004" table:style-name="ce42">
            <text:p>7.004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2733634738466982E-2" table:style-name="ce43">
            <text:p>4,3%</text:p>
          </table:table-cell>
          <table:table-cell office:value-type="float" office:value="66" table:style-name="ce42">
            <text:p>66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488095238095238E-3" table:style-name="ce43">
            <text:p>0,1%</text:p>
          </table:table-cell>
          <table:table-cell office:value-type="float" office:value="570448" table:style-name="ce42">
            <text:p>570.448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30488398654646925" table:style-name="ce43">
            <text:p>30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801" table:style-name="ce42">
            <text:p>41.801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4584" table:style-name="ce42">
            <text:p>54.584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62996" table:style-name="ce42">
            <text:p>62.996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81448057405132845" table:style-name="ce43">
            <text:p>81,4%</text:p>
          </table:table-cell>
          <table:table-cell office:value-type="float" office:value="18592" table:style-name="ce42">
            <text:p>18.592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2066604419545596" table:style-name="ce43">
            <text:p>20,7%</text:p>
          </table:table-cell>
          <table:table-cell office:value-type="float" office:value="24561" table:style-name="ce42">
            <text:p>24.561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2644601294268459" table:style-name="ce43">
            <text:p>12,6%</text:p>
          </table:table-cell>
          <table:table-cell office:value-type="float" office:value="1751" table:style-name="ce42">
            <text:p>1.751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0121654501216542E-2" table:style-name="ce43">
            <text:p>5,0%</text:p>
          </table:table-cell>
          <table:table-cell office:value-type="float" office:value="8" table:style-name="ce42">
            <text:p>8</text:p>
          </table:table-cell>
          <table:table-cell office:value-type="float" office:value="10791" table:style-name="ce42">
            <text:p>10.791</text:p>
          </table:table-cell>
          <table:table-cell office:value-type="percentage" office:value="7.4135853952367716E-4" table:style-name="ce43">
            <text:p>0,1%</text:p>
          </table:table-cell>
          <table:table-cell office:value-type="float" office:value="204293" table:style-name="ce42">
            <text:p>204.293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0745815582467731" table:style-name="ce43">
            <text:p>40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295" table:style-name="ce42">
            <text:p>227.295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4386" table:style-name="ce42">
            <text:p>244.386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99582739089686645" table:style-name="ce43">
            <text:p>99,6%</text:p>
          </table:table-cell>
          <table:table-cell office:value-type="float" office:value="282888" table:style-name="ce42">
            <text:p>282.888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88797928274346705" table:style-name="ce43">
            <text:p>88,8%</text:p>
          </table:table-cell>
          <table:table-cell office:value-type="float" office:value="62831" table:style-name="ce42">
            <text:p>62.831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16483504951793795" table:style-name="ce43">
            <text:p>16,5%</text:p>
          </table:table-cell>
          <table:table-cell office:value-type="float" office:value="94472" table:style-name="ce42">
            <text:p>94.472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2784626835374518" table:style-name="ce43">
            <text:p>12,8%</text:p>
          </table:table-cell>
          <table:table-cell office:value-type="float" office:value="8483" table:style-name="ce42">
            <text:p>8.483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5.8737588456052404E-2" table:style-name="ce43">
            <text:p>5,9%</text:p>
          </table:table-cell>
          <table:table-cell office:value-type="float" office:value="107" table:style-name="ce42">
            <text:p>107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630026546062334E-3" table:style-name="ce43">
            <text:p>0,3%</text:p>
          </table:table-cell>
          <table:table-cell office:value-type="float" office:value="920462" table:style-name="ce42">
            <text:p>920.462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3980786220664131" table:style-name="ce43">
            <text:p>44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337" table:style-name="ce42">
            <text:p>136.337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3296" table:style-name="ce42">
            <text:p>153.296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6351374284259683" table:style-name="ce43">
            <text:p>96,4%</text:p>
          </table:table-cell>
          <table:table-cell office:value-type="float" office:value="190132" table:style-name="ce42">
            <text:p>190.132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87039241178517146" table:style-name="ce43">
            <text:p>87,0%</text:p>
          </table:table-cell>
          <table:table-cell office:value-type="float" office:value="106621" table:style-name="ce42">
            <text:p>106.621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34675976817853638" table:style-name="ce43">
            <text:p>34,7%</text:p>
          </table:table-cell>
          <table:table-cell office:value-type="float" office:value="82730" table:style-name="ce42">
            <text:p>82.730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1687256750934147" table:style-name="ce43">
            <text:p>11,7%</text:p>
          </table:table-cell>
          <table:table-cell office:value-type="float" office:value="7390" table:style-name="ce42">
            <text:p>7.390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4.9425487232306477E-2" table:style-name="ce43">
            <text:p>4,9%</text:p>
          </table:table-cell>
          <table:table-cell office:value-type="float" office:value="108" table:style-name="ce42">
            <text:p>108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493343404777639E-3" table:style-name="ce43">
            <text:p>0,3%</text:p>
          </table:table-cell>
          <table:table-cell office:value-type="float" office:value="676614" table:style-name="ce42">
            <text:p>676.614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39338846627022428" table:style-name="ce43">
            <text:p>39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1121" table:style-name="ce42">
            <text:p>451.121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588006" table:style-name="ce42">
            <text:p>588.006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2556808522695078" table:style-name="ce43">
            <text:p>92,6%</text:p>
          </table:table-cell>
          <table:table-cell office:value-type="float" office:value="662495" table:style-name="ce42">
            <text:p>662.495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79095947391545207" table:style-name="ce43">
            <text:p>79,1%</text:p>
          </table:table-cell>
          <table:table-cell office:value-type="float" office:value="370857" table:style-name="ce42">
            <text:p>370.857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33968107127809632" table:style-name="ce43">
            <text:p>34,0%</text:p>
          </table:table-cell>
          <table:table-cell office:value-type="float" office:value="329502" table:style-name="ce42">
            <text:p>329.502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175270881351507" table:style-name="ce43">
            <text:p>11,8%</text:p>
          </table:table-cell>
          <table:table-cell office:value-type="float" office:value="42615" table:style-name="ce42">
            <text:p>42.615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7.6602146981212121E-2" table:style-name="ce43">
            <text:p>7,7%</text:p>
          </table:table-cell>
          <table:table-cell office:value-type="float" office:value="529" table:style-name="ce42">
            <text:p>529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3.309062703297803E-3" table:style-name="ce43">
            <text:p>0,3%</text:p>
          </table:table-cell>
          <table:table-cell office:value-type="float" office:value="2445125" table:style-name="ce42">
            <text:p>2.445.125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3743498205203028" table:style-name="ce43">
            <text:p>37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2218" table:style-name="ce42">
            <text:p>292.218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15240" table:style-name="ce42">
            <text:p>415.240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4833532026072143" table:style-name="ce43">
            <text:p>94,8%</text:p>
          </table:table-cell>
          <table:table-cell office:value-type="float" office:value="495360" table:style-name="ce42">
            <text:p>495.360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5299830557507128" table:style-name="ce43">
            <text:p>85,3%</text:p>
          </table:table-cell>
          <table:table-cell office:value-type="float" office:value="103114" table:style-name="ce42">
            <text:p>103.114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13705880632804046" table:style-name="ce43">
            <text:p>13,7%</text:p>
          </table:table-cell>
          <table:table-cell office:value-type="float" office:value="209137" table:style-name="ce42">
            <text:p>209.137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1842633525994541" table:style-name="ce43">
            <text:p>11,8%</text:p>
          </table:table-cell>
          <table:table-cell office:value-type="float" office:value="18391" table:style-name="ce42">
            <text:p>18.391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5.2123661551891257E-2" table:style-name="ce43">
            <text:p>5,2%</text:p>
          </table:table-cell>
          <table:table-cell office:value-type="float" office:value="162" table:style-name="ce42">
            <text:p>162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5720676571339847E-3" table:style-name="ce43">
            <text:p>0,2%</text:p>
          </table:table-cell>
          <table:table-cell office:value-type="float" office:value="1533622" table:style-name="ce42">
            <text:p>1.533.622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35922052886828182" table:style-name="ce43">
            <text:p>35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699" table:style-name="ce42">
            <text:p>77.699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308" table:style-name="ce42">
            <text:p>94.308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0676" table:style-name="ce42">
            <text:p>120.676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6311962776443172" table:style-name="ce43">
            <text:p>96,3%</text:p>
          </table:table-cell>
          <table:table-cell office:value-type="float" office:value="34280" table:style-name="ce42">
            <text:p>34.280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20258131618759456" table:style-name="ce43">
            <text:p>20,3%</text:p>
          </table:table-cell>
          <table:table-cell office:value-type="float" office:value="47491" table:style-name="ce42">
            <text:p>47.491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500275742087339" table:style-name="ce43">
            <text:p>13,5%</text:p>
          </table:table-cell>
          <table:table-cell office:value-type="float" office:value="2686" table:style-name="ce42">
            <text:p>2.686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5301230154557883E-2" table:style-name="ce43">
            <text:p>3,5%</text:p>
          </table:table-cell>
          <table:table-cell office:value-type="float" office:value="67" table:style-name="ce42">
            <text:p>67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1976327972128098E-3" table:style-name="ce43">
            <text:p>0,3%</text:p>
          </table:table-cell>
          <table:table-cell office:value-type="float" office:value="377207" table:style-name="ce42">
            <text:p>377.207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1396138992749226" table:style-name="ce43">
            <text:p>41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8362" table:style-name="ce42">
            <text:p>238.362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1944" table:style-name="ce42">
            <text:p>281.944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7301923647683275" table:style-name="ce43">
            <text:p>97,3%</text:p>
          </table:table-cell>
          <table:table-cell office:value-type="float" office:value="314581" table:style-name="ce42">
            <text:p>314.581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0676424723356785" table:style-name="ce43">
            <text:p>90,7%</text:p>
          </table:table-cell>
          <table:table-cell office:value-type="float" office:value="134705" table:style-name="ce42">
            <text:p>134.705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33187644897989349" table:style-name="ce43">
            <text:p>33,2%</text:p>
          </table:table-cell>
          <table:table-cell office:value-type="float" office:value="100378" table:style-name="ce42">
            <text:p>100.378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291062807366446" table:style-name="ce43">
            <text:p>11,3%</text:p>
          </table:table-cell>
          <table:table-cell office:value-type="float" office:value="5824" table:style-name="ce42">
            <text:p>5.824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3.8128907656551768E-2" table:style-name="ce43">
            <text:p>3,8%</text:p>
          </table:table-cell>
          <table:table-cell office:value-type="float" office:value="43" table:style-name="ce42">
            <text:p>43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7696187576680146E-4" table:style-name="ce43">
            <text:p>0,1%</text:p>
          </table:table-cell>
          <table:table-cell office:value-type="float" office:value="1075837" table:style-name="ce42">
            <text:p>1.075.837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45535317862241564" table:style-name="ce43">
            <text:p>45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161" table:style-name="ce42">
            <text:p>23.161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114" table:style-name="ce42">
            <text:p>28.114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99960888888888888" table:style-name="ce43">
            <text:p>100,0%</text:p>
          </table:table-cell>
          <table:table-cell office:value-type="float" office:value="34694" table:style-name="ce42">
            <text:p>34.694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1982607773476854" table:style-name="ce43">
            <text:p>92,0%</text:p>
          </table:table-cell>
          <table:table-cell office:value-type="float" office:value="8255" table:style-name="ce42">
            <text:p>8.255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17319150721718699" table:style-name="ce43">
            <text:p>17,3%</text:p>
          </table:table-cell>
          <table:table-cell office:value-type="float" office:value="14066" table:style-name="ce42">
            <text:p>14.066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070304224200413" table:style-name="ce43">
            <text:p>13,1%</text:p>
          </table:table-cell>
          <table:table-cell office:value-type="float" office:value="1439" table:style-name="ce42">
            <text:p>1.439</text:p>
          </table:table-cell>
          <table:table-cell office:value-type="float" office:value="21170" table:style-name="ce42">
            <text:p>21.170</text:p>
          </table:table-cell>
          <table:table-cell office:value-type="percentage" office:value="6.7973547472838916E-2" table:style-name="ce43">
            <text:p>6,8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09739" table:style-name="ce42">
            <text:p>109.739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0525798779857303" table:style-name="ce43">
            <text:p>40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6363" table:style-name="ce42">
            <text:p>366.363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80907" table:style-name="ce42">
            <text:p>480.907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1413109388098035" table:style-name="ce43">
            <text:p>91,4%</text:p>
          </table:table-cell>
          <table:table-cell office:value-type="float" office:value="595411" table:style-name="ce42">
            <text:p>595.411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4656836190484319" table:style-name="ce43">
            <text:p>84,7%</text:p>
          </table:table-cell>
          <table:table-cell office:value-type="float" office:value="284983" table:style-name="ce42">
            <text:p>284.983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29295639418040814" table:style-name="ce43">
            <text:p>29,3%</text:p>
          </table:table-cell>
          <table:table-cell office:value-type="float" office:value="307861" table:style-name="ce42">
            <text:p>307.861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247144391000331" table:style-name="ce43">
            <text:p>12,2%</text:p>
          </table:table-cell>
          <table:table-cell office:value-type="float" office:value="29418" table:style-name="ce42">
            <text:p>29.418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1323783238416064E-2" table:style-name="ce43">
            <text:p>6,1%</text:p>
          </table:table-cell>
          <table:table-cell office:value-type="float" office:value="347" table:style-name="ce42">
            <text:p>347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2.554081009266824E-3" table:style-name="ce43">
            <text:p>0,3%</text:p>
          </table:table-cell>
          <table:table-cell office:value-type="float" office:value="2065290" table:style-name="ce42">
            <text:p>2.065.290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36261002527730507" table:style-name="ce43">
            <text:p>36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534" table:style-name="ce42">
            <text:p>72.534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5534" table:style-name="ce42">
            <text:p>95.534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2842496039806022" table:style-name="ce43">
            <text:p>92,8%</text:p>
          </table:table-cell>
          <table:table-cell office:value-type="float" office:value="113381" table:style-name="ce42">
            <text:p>113.381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77177708649572185" table:style-name="ce43">
            <text:p>77,2%</text:p>
          </table:table-cell>
          <table:table-cell office:value-type="float" office:value="52809" table:style-name="ce42">
            <text:p>52.809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24763195408335523" table:style-name="ce43">
            <text:p>24,8%</text:p>
          </table:table-cell>
          <table:table-cell office:value-type="float" office:value="61943" table:style-name="ce42">
            <text:p>61.943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236519641188902" table:style-name="ce43">
            <text:p>11,2%</text:p>
          </table:table-cell>
          <table:table-cell office:value-type="float" office:value="7307" table:style-name="ce42">
            <text:p>7.307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1575669731264798E-2" table:style-name="ce43">
            <text:p>6,2%</text:p>
          </table:table-cell>
          <table:table-cell office:value-type="float" office:value="127" table:style-name="ce42">
            <text:p>127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6586771145425212E-3" table:style-name="ce43">
            <text:p>0,4%</text:p>
          </table:table-cell>
          <table:table-cell office:value-type="float" office:value="403635" table:style-name="ce42">
            <text:p>403.635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2617523206454413" table:style-name="ce43">
            <text:p>32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154" table:style-name="ce42">
            <text:p>42.154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4893" table:style-name="ce42">
            <text:p>54.893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8388657872096363" table:style-name="ce43">
            <text:p>98,4%</text:p>
          </table:table-cell>
          <table:table-cell office:value-type="float" office:value="66268" table:style-name="ce42">
            <text:p>66.268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89740534098911218" table:style-name="ce43">
            <text:p>89,7%</text:p>
          </table:table-cell>
          <table:table-cell office:value-type="float" office:value="33185" table:style-name="ce42">
            <text:p>33.185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34319606180321427" table:style-name="ce43">
            <text:p>34,3%</text:p>
          </table:table-cell>
          <table:table-cell office:value-type="float" office:value="29442" table:style-name="ce42">
            <text:p>29.442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201033054145667" table:style-name="ce43">
            <text:p>13,2%</text:p>
          </table:table-cell>
          <table:table-cell office:value-type="float" office:value="3588" table:style-name="ce42">
            <text:p>3.588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3971755489124838E-2" table:style-name="ce43">
            <text:p>7,4%</text:p>
          </table:table-cell>
          <table:table-cell office:value-type="float" office:value="8" table:style-name="ce42">
            <text:p>8</text:p>
          </table:table-cell>
          <table:table-cell office:value-type="float" office:value="13906" table:style-name="ce42">
            <text:p>13.906</text:p>
          </table:table-cell>
          <table:table-cell office:value-type="percentage" office:value="5.752912411908529E-4" table:style-name="ce43">
            <text:p>0,1%</text:p>
          </table:table-cell>
          <table:table-cell office:value-type="float" office:value="229538" table:style-name="ce42">
            <text:p>229.538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1512655194552706" table:style-name="ce43">
            <text:p>41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0784" table:style-name="ce42">
            <text:p>160.784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6761" table:style-name="ce42">
            <text:p>206.761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703399176838855" table:style-name="ce43">
            <text:p>97,0%</text:p>
          </table:table-cell>
          <table:table-cell office:value-type="float" office:value="253386" table:style-name="ce42">
            <text:p>253.386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0456555963715424" table:style-name="ce43">
            <text:p>90,5%</text:p>
          </table:table-cell>
          <table:table-cell office:value-type="float" office:value="83208" table:style-name="ce42">
            <text:p>83.208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24474596810960741" table:style-name="ce43">
            <text:p>24,5%</text:p>
          </table:table-cell>
          <table:table-cell office:value-type="float" office:value="98307" table:style-name="ce42">
            <text:p>98.307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562410929724675" table:style-name="ce43">
            <text:p>13,6%</text:p>
          </table:table-cell>
          <table:table-cell office:value-type="float" office:value="12582" table:style-name="ce42">
            <text:p>12.582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8.9664559623155143E-2" table:style-name="ce43">
            <text:p>9,0%</text:p>
          </table:table-cell>
          <table:table-cell office:value-type="float" office:value="31" table:style-name="ce42">
            <text:p>31</text:p>
          </table:table-cell>
          <table:table-cell office:value-type="float" office:value="41824" table:style-name="ce42">
            <text:p>41.824</text:p>
          </table:table-cell>
          <table:table-cell office:value-type="percentage" office:value="7.4120122417750569E-4" table:style-name="ce43">
            <text:p>0,1%</text:p>
          </table:table-cell>
          <table:table-cell office:value-type="float" office:value="815059" table:style-name="ce42">
            <text:p>815.059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2940262564649395" table:style-name="ce43">
            <text:p>42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15" table:style-name="ce42">
            <text:p>2.315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886756238003839" table:style-name="ce43">
            <text:p>88,9%</text:p>
          </table:table-cell>
          <table:table-cell office:value-type="float" office:value="3638" table:style-name="ce42">
            <text:p>3.638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4251968503937003" table:style-name="ce43">
            <text:p>84,3%</text:p>
          </table:table-cell>
          <table:table-cell office:value-type="float" office:value="5890" table:style-name="ce42">
            <text:p>5.890</text:p>
          </table:table-cell>
          <table:table-cell office:value-type="float" office:value="7857" table:style-name="ce42">
            <text:p>7.857</text:p>
          </table:table-cell>
          <table:table-cell office:value-type="percentage" office:value="0.74964999363624796" table:style-name="ce43">
            <text:p>75,0%</text:p>
          </table:table-cell>
          <table:table-cell office:value-type="float" office:value="5284" table:style-name="ce42">
            <text:p>5.284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457251644167532" table:style-name="ce43">
            <text:p>45,7%</text:p>
          </table:table-cell>
          <table:table-cell office:value-type="float" office:value="3885" table:style-name="ce42">
            <text:p>3.885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12921572540411094" table:style-name="ce43">
            <text:p>12,9%</text:p>
          </table:table-cell>
          <table:table-cell office:value-type="float" office:value="349" table:style-name="ce42">
            <text:p>349</text:p>
          </table:table-cell>
          <table:table-cell office:value-type="float" office:value="7581" table:style-name="ce42">
            <text:p>7.581</text:p>
          </table:table-cell>
          <table:table-cell office:value-type="percentage" office:value="4.6036142989051579E-2" table:style-name="ce43">
            <text:p>4,6%</text:p>
          </table:table-cell>
          <table:table-cell office:value-type="float" office:value="7" table:style-name="ce42">
            <text:p>7</text:p>
          </table:table-cell>
          <table:table-cell office:value-type="float" office:value="2175" table:style-name="ce42">
            <text:p>2.175</text:p>
          </table:table-cell>
          <table:table-cell office:value-type="percentage" office:value="3.2183908045977012E-3" table:style-name="ce43">
            <text:p>0,3%</text:p>
          </table:table-cell>
          <table:table-cell office:value-type="float" office:value="21368" table:style-name="ce42">
            <text:p>21.368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32298437074881342" table:style-name="ce43">
            <text:p>32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857" table:style-name="ce42">
            <text:p>1.857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9054916985951473" table:style-name="ce43">
            <text:p>79,1%</text:p>
          </table:table-cell>
          <table:table-cell office:value-type="float" office:value="2975" table:style-name="ce42">
            <text:p>2.975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9375667022411955" table:style-name="ce43">
            <text:p>79,4%</text:p>
          </table:table-cell>
          <table:table-cell office:value-type="float" office:value="5464" table:style-name="ce42">
            <text:p>5.464</text:p>
          </table:table-cell>
          <table:table-cell office:value-type="float" office:value="7827" table:style-name="ce42">
            <text:p>7.827</text:p>
          </table:table-cell>
          <table:table-cell office:value-type="percentage" office:value="0.69809633320557041" table:style-name="ce43">
            <text:p>69,8%</text:p>
          </table:table-cell>
          <table:table-cell office:value-type="float" office:value="4719" table:style-name="ce42">
            <text:p>4.719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41764757943180814" table:style-name="ce43">
            <text:p>41,8%</text:p>
          </table:table-cell>
          <table:table-cell office:value-type="float" office:value="3894" table:style-name="ce42">
            <text:p>3.894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12939026416348232" table:style-name="ce43">
            <text:p>12,9%</text:p>
          </table:table-cell>
          <table:table-cell office:value-type="float" office:value="289" table:style-name="ce42">
            <text:p>289</text:p>
          </table:table-cell>
          <table:table-cell office:value-type="float" office:value="8536" table:style-name="ce42">
            <text:p>8.536</text:p>
          </table:table-cell>
          <table:table-cell office:value-type="percentage" office:value="3.3856607310215558E-2" table:style-name="ce43">
            <text:p>3,4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19204" table:style-name="ce42">
            <text:p>19.204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2901870712321315" table:style-name="ce43">
            <text:p>29,0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6" table:style-name="ce45">
            <text:p>2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0" table:style-name="ce45">
            <text:p>1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169" table:style-name="ce45">
            <text:p>3.16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150" table:style-name="ce45">
            <text:p>8.15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9999" table:style-name="ce45">
            <text:p>49.99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787" table:style-name="ce45">
            <text:p>6.78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141" table:style-name="ce45">
            <text:p>68.14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89166" table:style-name="ce49">
            <text:p>2.889.166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774459" table:style-name="ce49">
            <text:p>3.774.459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5313538103733675" table:style-name="ce50">
            <text:p>95,3%</text:p>
          </table:table-cell>
          <table:table-cell office:value-type="float" office:value="4498154" table:style-name="ce49">
            <text:p>4.498.154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428266441021206" table:style-name="ce50">
            <text:p>84,3%</text:p>
          </table:table-cell>
          <table:table-cell office:value-type="float" office:value="1906202" table:style-name="ce49">
            <text:p>1.906.202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27102503431529923" table:style-name="ce50">
            <text:p>27,1%</text:p>
          </table:table-cell>
          <table:table-cell office:value-type="float" office:value="2046674" table:style-name="ce49">
            <text:p>2.046.674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2251048463517517" table:style-name="ce50">
            <text:p>12,3%</text:p>
          </table:table-cell>
          <table:table-cell office:value-type="float" office:value="203990" table:style-name="ce49">
            <text:p>203.990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1622832257750733E-2" table:style-name="ce50">
            <text:p>6,2%</text:p>
          </table:table-cell>
          <table:table-cell office:value-type="float" office:value="2201" table:style-name="ce49">
            <text:p>2.201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3191637101983142E-3" table:style-name="ce50">
            <text:p>0,2%</text:p>
          </table:table-cell>
          <table:table-cell office:value-type="float" office:value="15320846" table:style-name="ce49">
            <text:p>15.320.846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38178205724411135" table:style-name="ce50">
            <text:p>38,2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16031" table:style-name="ce39">
            <text:p>416.031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.0060819895723503" table:style-name="ce40">
            <text:p>100,6%</text:p>
          </table:table-cell>
          <table:table-cell office:value-type="float" office:value="498533" table:style-name="ce39">
            <text:p>498.533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76652454484371468" table:style-name="ce40">
            <text:p>76,7%</text:p>
          </table:table-cell>
          <table:table-cell office:value-type="float" office:value="60030" table:style-name="ce39">
            <text:p>60.030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6.5524419116146204E-2" table:style-name="ce40">
            <text:p>6,6%</text:p>
          </table:table-cell>
          <table:table-cell office:value-type="float" office:value="84859" table:style-name="ce39">
            <text:p>84.859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6.7081099839449307E-2" table:style-name="ce40">
            <text:p>6,7%</text:p>
          </table:table-cell>
          <table:table-cell office:value-type="float" office:value="155114" table:style-name="ce39">
            <text:p>155.114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5.1543490172896021E-2" table:style-name="ce40">
            <text:p>5,2%</text:p>
          </table:table-cell>
          <table:table-cell office:value-type="float" office:value="14890" table:style-name="ce39">
            <text:p>14.890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3791795425711755E-2" table:style-name="ce40">
            <text:p>2,4%</text:p>
          </table:table-cell>
          <table:table-cell office:value-type="float" office:value="310" table:style-name="ce39">
            <text:p>310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1.704036367434216E-3" table:style-name="ce40">
            <text:p>0,2%</text:p>
          </table:table-cell>
          <table:table-cell office:value-type="float" office:value="1229767" table:style-name="ce39">
            <text:p>1.229.767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17413337717228297" table:style-name="ce40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7380" table:style-name="ce42">
            <text:p>97.380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8555770340158089" table:style-name="ce43">
            <text:p>98,6%</text:p>
          </table:table-cell>
          <table:table-cell office:value-type="float" office:value="86785" table:style-name="ce42">
            <text:p>86.785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72956159892396288" table:style-name="ce43">
            <text:p>73,0%</text:p>
          </table:table-cell>
          <table:table-cell office:value-type="float" office:value="17858" table:style-name="ce42">
            <text:p>17.858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1142056827847308" table:style-name="ce43">
            <text:p>11,4%</text:p>
          </table:table-cell>
          <table:table-cell office:value-type="float" office:value="15174" table:style-name="ce42">
            <text:p>15.174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7.6533545842454073E-2" table:style-name="ce43">
            <text:p>7,7%</text:p>
          </table:table-cell>
          <table:table-cell office:value-type="float" office:value="23035" table:style-name="ce42">
            <text:p>23.035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5.1638372231176712E-2" table:style-name="ce43">
            <text:p>5,2%</text:p>
          </table:table-cell>
          <table:table-cell office:value-type="float" office:value="1567" table:style-name="ce42">
            <text:p>1.567</text:p>
          </table:table-cell>
          <table:table-cell office:value-type="float" office:value="89180" table:style-name="ce42">
            <text:p>89.180</text:p>
          </table:table-cell>
          <table:table-cell office:value-type="percentage" office:value="1.7571204305898182E-2" table:style-name="ce43">
            <text:p>1,8%</text:p>
          </table:table-cell>
          <table:table-cell office:value-type="float" office:value="31" table:style-name="ce42">
            <text:p>31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2347645981040389E-3" table:style-name="ce43">
            <text:p>0,1%</text:p>
          </table:table-cell>
          <table:table-cell office:value-type="float" office:value="241830" table:style-name="ce42">
            <text:p>241.830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1348665741496023" table:style-name="ce43">
            <text:p>21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5362" table:style-name="ce42">
            <text:p>85.362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7194452667774922" table:style-name="ce43">
            <text:p>97,2%</text:p>
          </table:table-cell>
          <table:table-cell office:value-type="float" office:value="78380" table:style-name="ce42">
            <text:p>78.380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717443637928036" table:style-name="ce43">
            <text:p>71,7%</text:p>
          </table:table-cell>
          <table:table-cell office:value-type="float" office:value="13657" table:style-name="ce42">
            <text:p>13.657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9.1258386122470794E-2" table:style-name="ce43">
            <text:p>9,1%</text:p>
          </table:table-cell>
          <table:table-cell office:value-type="float" office:value="19139" table:style-name="ce42">
            <text:p>19.139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1767346060438379" table:style-name="ce43">
            <text:p>11,8%</text:p>
          </table:table-cell>
          <table:table-cell office:value-type="float" office:value="30466" table:style-name="ce42">
            <text:p>30.466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9.4587000729598414E-2" table:style-name="ce43">
            <text:p>9,5%</text:p>
          </table:table-cell>
          <table:table-cell office:value-type="float" office:value="3322" table:style-name="ce42">
            <text:p>3.322</text:p>
          </table:table-cell>
          <table:table-cell office:value-type="float" office:value="54179" table:style-name="ce42">
            <text:p>54.179</text:p>
          </table:table-cell>
          <table:table-cell office:value-type="percentage" office:value="6.131526975396371E-2" table:style-name="ce43">
            <text:p>6,1%</text:p>
          </table:table-cell>
          <table:table-cell office:value-type="float" office:value="35" table:style-name="ce42">
            <text:p>35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2489237293580929E-3" table:style-name="ce43">
            <text:p>0,2%</text:p>
          </table:table-cell>
          <table:table-cell office:value-type="float" office:value="230361" table:style-name="ce42">
            <text:p>230.361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2556132928099919" table:style-name="ce43">
            <text:p>25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038" table:style-name="ce42">
            <text:p>48.038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6964191998708171" table:style-name="ce43">
            <text:p>97,0%</text:p>
          </table:table-cell>
          <table:table-cell office:value-type="float" office:value="52737" table:style-name="ce42">
            <text:p>52.737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65498782850613546" table:style-name="ce43">
            <text:p>65,5%</text:p>
          </table:table-cell>
          <table:table-cell office:value-type="float" office:value="6081" table:style-name="ce42">
            <text:p>6.081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1871945133966271E-2" table:style-name="ce43">
            <text:p>5,2%</text:p>
          </table:table-cell>
          <table:table-cell office:value-type="float" office:value="8563" table:style-name="ce42">
            <text:p>8.563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5.1647496637454236E-2" table:style-name="ce43">
            <text:p>5,2%</text:p>
          </table:table-cell>
          <table:table-cell office:value-type="float" office:value="18981" table:style-name="ce42">
            <text:p>18.981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0902567373624618E-2" table:style-name="ce43">
            <text:p>4,1%</text:p>
          </table:table-cell>
          <table:table-cell office:value-type="float" office:value="1384" table:style-name="ce42">
            <text:p>1.384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6123207399899812E-2" table:style-name="ce43">
            <text:p>1,6%</text:p>
          </table:table-cell>
          <table:table-cell office:value-type="float" office:value="32" table:style-name="ce42">
            <text:p>32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3733905579399143E-3" table:style-name="ce43">
            <text:p>0,1%</text:p>
          </table:table-cell>
          <table:table-cell office:value-type="float" office:value="135816" table:style-name="ce42">
            <text:p>135.816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3770545656959135" table:style-name="ce43">
            <text:p>13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3359" table:style-name="ce42">
            <text:p>83.359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237887317700253" table:style-name="ce43">
            <text:p>92,4%</text:p>
          </table:table-cell>
          <table:table-cell office:value-type="float" office:value="102741" table:style-name="ce42">
            <text:p>102.741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66485688955614086" table:style-name="ce43">
            <text:p>66,5%</text:p>
          </table:table-cell>
          <table:table-cell office:value-type="float" office:value="17969" table:style-name="ce42">
            <text:p>17.969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7.6433906725877535E-2" table:style-name="ce43">
            <text:p>7,6%</text:p>
          </table:table-cell>
          <table:table-cell office:value-type="float" office:value="21790" table:style-name="ce42">
            <text:p>21.790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6.2166202583649063E-2" table:style-name="ce43">
            <text:p>6,2%</text:p>
          </table:table-cell>
          <table:table-cell office:value-type="float" office:value="38391" table:style-name="ce42">
            <text:p>38.391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4.6120245888149003E-2" table:style-name="ce43">
            <text:p>4,6%</text:p>
          </table:table-cell>
          <table:table-cell office:value-type="float" office:value="2777" table:style-name="ce42">
            <text:p>2.777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6943361460411595E-2" table:style-name="ce43">
            <text:p>1,7%</text:p>
          </table:table-cell>
          <table:table-cell office:value-type="float" office:value="46" table:style-name="ce42">
            <text:p>46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0371572871572872E-3" table:style-name="ce43">
            <text:p>0,1%</text:p>
          </table:table-cell>
          <table:table-cell office:value-type="float" office:value="267073" table:style-name="ce42">
            <text:p>267.073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4274093508772961" table:style-name="ce43">
            <text:p>14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0874" table:style-name="ce42">
            <text:p>40.874</text:p>
          </table:table-cell>
          <table:table-cell office:value-type="float" office:value="41042" table:style-name="ce42">
            <text:p>41.042</text:p>
          </table:table-cell>
          <table:table-cell office:value-type="percentage" office:value="0.9959066322303981" table:style-name="ce43">
            <text:p>99,6%</text:p>
          </table:table-cell>
          <table:table-cell office:value-type="float" office:value="35761" table:style-name="ce42">
            <text:p>35.761</text:p>
          </table:table-cell>
          <table:table-cell office:value-type="float" office:value="53066" table:style-name="ce42">
            <text:p>53.066</text:p>
          </table:table-cell>
          <table:table-cell office:value-type="percentage" office:value="0.67389665699317836" table:style-name="ce43">
            <text:p>67,4%</text:p>
          </table:table-cell>
          <table:table-cell office:value-type="float" office:value="4575" table:style-name="ce42">
            <text:p>4.575</text:p>
          </table:table-cell>
          <table:table-cell office:value-type="float" office:value="77345" table:style-name="ce42">
            <text:p>77.345</text:p>
          </table:table-cell>
          <table:table-cell office:value-type="percentage" office:value="5.9150559182881896E-2" table:style-name="ce43">
            <text:p>5,9%</text:p>
          </table:table-cell>
          <table:table-cell office:value-type="float" office:value="6359" table:style-name="ce42">
            <text:p>6.359</text:p>
          </table:table-cell>
          <table:table-cell office:value-type="float" office:value="89964" table:style-name="ce42">
            <text:p>89.964</text:p>
          </table:table-cell>
          <table:table-cell office:value-type="percentage" office:value="7.0683829087190425E-2" table:style-name="ce43">
            <text:p>7,1%</text:p>
          </table:table-cell>
          <table:table-cell office:value-type="float" office:value="12090" table:style-name="ce42">
            <text:p>12.090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2242266050936725E-2" table:style-name="ce43">
            <text:p>6,2%</text:p>
          </table:table-cell>
          <table:table-cell office:value-type="float" office:value="707" table:style-name="ce42">
            <text:p>707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0237584084728782E-2" table:style-name="ce43">
            <text:p>2,0%</text:p>
          </table:table-cell>
          <table:table-cell office:value-type="float" office:value="5" table:style-name="ce42">
            <text:p>5</text:p>
          </table:table-cell>
          <table:table-cell office:value-type="float" office:value="10791" table:style-name="ce42">
            <text:p>10.791</text:p>
          </table:table-cell>
          <table:table-cell office:value-type="percentage" office:value="4.6334908720229822E-4" table:style-name="ce43">
            <text:p>0,0%</text:p>
          </table:table-cell>
          <table:table-cell office:value-type="float" office:value="100371" table:style-name="ce42">
            <text:p>100.371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0018787994830309" table:style-name="ce43">
            <text:p>20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2271" table:style-name="ce42">
            <text:p>222.271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0.99380301086037992" table:style-name="ce43">
            <text:p>99,4%</text:p>
          </table:table-cell>
          <table:table-cell office:value-type="float" office:value="172015" table:style-name="ce42">
            <text:p>172.015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70092905749561962" table:style-name="ce43">
            <text:p>70,1%</text:p>
          </table:table-cell>
          <table:table-cell office:value-type="float" office:value="41602" table:style-name="ce42">
            <text:p>41.602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13058777367966726" table:style-name="ce43">
            <text:p>13,1%</text:p>
          </table:table-cell>
          <table:table-cell office:value-type="float" office:value="32413" table:style-name="ce42">
            <text:p>32.413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8.5034433003213741E-2" table:style-name="ce43">
            <text:p>8,5%</text:p>
          </table:table-cell>
          <table:table-cell office:value-type="float" office:value="45025" table:style-name="ce42">
            <text:p>45.025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6.0931050815346097E-2" table:style-name="ce43">
            <text:p>6,1%</text:p>
          </table:table-cell>
          <table:table-cell office:value-type="float" office:value="2937" table:style-name="ce42">
            <text:p>2.937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0336236861420005E-2" table:style-name="ce43">
            <text:p>2,0%</text:p>
          </table:table-cell>
          <table:table-cell office:value-type="float" office:value="97" table:style-name="ce42">
            <text:p>97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3842296725985644E-3" table:style-name="ce43">
            <text:p>0,2%</text:p>
          </table:table-cell>
          <table:table-cell office:value-type="float" office:value="516360" table:style-name="ce42">
            <text:p>516.360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24672304530661918" table:style-name="ce43">
            <text:p>24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2378" table:style-name="ce42">
            <text:p>132.378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7917067325473028" table:style-name="ce43">
            <text:p>97,9%</text:p>
          </table:table-cell>
          <table:table-cell office:value-type="float" office:value="106317" table:style-name="ce42">
            <text:p>106.317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66823590046574188" table:style-name="ce43">
            <text:p>66,8%</text:p>
          </table:table-cell>
          <table:table-cell office:value-type="float" office:value="16342" table:style-name="ce42">
            <text:p>16.342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7.4810935525809821E-2" table:style-name="ce43">
            <text:p>7,5%</text:p>
          </table:table-cell>
          <table:table-cell office:value-type="float" office:value="27365" table:style-name="ce42">
            <text:p>27.365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8.8998237272260125E-2" table:style-name="ce43">
            <text:p>8,9%</text:p>
          </table:table-cell>
          <table:table-cell office:value-type="float" office:value="37661" table:style-name="ce42">
            <text:p>37.661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3203647588170061E-2" table:style-name="ce43">
            <text:p>5,3%</text:p>
          </table:table-cell>
          <table:table-cell office:value-type="float" office:value="4093" table:style-name="ce42">
            <text:p>4.093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7374630479273399E-2" table:style-name="ce43">
            <text:p>2,7%</text:p>
          </table:table-cell>
          <table:table-cell office:value-type="float" office:value="93" table:style-name="ce42">
            <text:p>93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1952601265225191E-3" table:style-name="ce43">
            <text:p>0,2%</text:p>
          </table:table-cell>
          <table:table-cell office:value-type="float" office:value="324249" table:style-name="ce42">
            <text:p>324.249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18852080624943313" table:style-name="ce43">
            <text:p>18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35036" table:style-name="ce42">
            <text:p>435.036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7280834354511225" table:style-name="ce43">
            <text:p>97,3%</text:p>
          </table:table-cell>
          <table:table-cell office:value-type="float" office:value="348945" table:style-name="ce42">
            <text:p>348.945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54926710866813999" table:style-name="ce43">
            <text:p>54,9%</text:p>
          </table:table-cell>
          <table:table-cell office:value-type="float" office:value="67024" table:style-name="ce42">
            <text:p>67.024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8.0020630766585804E-2" table:style-name="ce43">
            <text:p>8,0%</text:p>
          </table:table-cell>
          <table:table-cell office:value-type="float" office:value="80815" table:style-name="ce42">
            <text:p>80.815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7.4021322977156565E-2" table:style-name="ce43">
            <text:p>7,4%</text:p>
          </table:table-cell>
          <table:table-cell office:value-type="float" office:value="146360" table:style-name="ce42">
            <text:p>146.360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5.2203824618547549E-2" table:style-name="ce43">
            <text:p>5,2%</text:p>
          </table:table-cell>
          <table:table-cell office:value-type="float" office:value="19713" table:style-name="ce42">
            <text:p>19.713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3.5434896713378725E-2" table:style-name="ce43">
            <text:p>3,5%</text:p>
          </table:table-cell>
          <table:table-cell office:value-type="float" office:value="322" table:style-name="ce42">
            <text:p>322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0142120802682279E-3" table:style-name="ce43">
            <text:p>0,2%</text:p>
          </table:table-cell>
          <table:table-cell office:value-type="float" office:value="1098215" table:style-name="ce42">
            <text:p>1.098.215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16813724784733064" table:style-name="ce43">
            <text:p>16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2914" table:style-name="ce42">
            <text:p>282.914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.0230824030578851" table:style-name="ce43">
            <text:p>102,3%</text:p>
          </table:table-cell>
          <table:table-cell office:value-type="float" office:value="283801" table:style-name="ce42">
            <text:p>283.801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64815170076416773" table:style-name="ce43">
            <text:p>64,8%</text:p>
          </table:table-cell>
          <table:table-cell office:value-type="float" office:value="29045" table:style-name="ce42">
            <text:p>29.045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5.001480899836068E-2" table:style-name="ce43">
            <text:p>5,0%</text:p>
          </table:table-cell>
          <table:table-cell office:value-type="float" office:value="35970" table:style-name="ce42">
            <text:p>35.970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4.7811211509781557E-2" table:style-name="ce43">
            <text:p>4,8%</text:p>
          </table:table-cell>
          <table:table-cell office:value-type="float" office:value="71679" table:style-name="ce42">
            <text:p>71.679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0589093680685993E-2" table:style-name="ce43">
            <text:p>4,1%</text:p>
          </table:table-cell>
          <table:table-cell office:value-type="float" office:value="5910" table:style-name="ce42">
            <text:p>5.910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6750086442916499E-2" table:style-name="ce43">
            <text:p>1,7%</text:p>
          </table:table-cell>
          <table:table-cell office:value-type="float" office:value="119" table:style-name="ce42">
            <text:p>119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1547904394996556E-3" table:style-name="ce43">
            <text:p>0,1%</text:p>
          </table:table-cell>
          <table:table-cell office:value-type="float" office:value="709438" table:style-name="ce42">
            <text:p>709.438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16617177737360062" table:style-name="ce43">
            <text:p>16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5778" table:style-name="ce42">
            <text:p>75.778</text:p>
          </table:table-cell>
          <table:table-cell office:value-type="float" office:value="76005" table:style-name="ce42">
            <text:p>76.005</text:p>
          </table:table-cell>
          <table:table-cell office:value-type="percentage" office:value="0.99701335438457994" table:style-name="ce43">
            <text:p>99,7%</text:p>
          </table:table-cell>
          <table:table-cell office:value-type="float" office:value="73938" table:style-name="ce42">
            <text:p>73.938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80475858766163089" table:style-name="ce43">
            <text:p>80,5%</text:p>
          </table:table-cell>
          <table:table-cell office:value-type="float" office:value="11878" table:style-name="ce42">
            <text:p>11.878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9.4798758150634099E-2" table:style-name="ce43">
            <text:p>9,5%</text:p>
          </table:table-cell>
          <table:table-cell office:value-type="float" office:value="14451" table:style-name="ce42">
            <text:p>14.451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8.5399725794251133E-2" table:style-name="ce43">
            <text:p>8,5%</text:p>
          </table:table-cell>
          <table:table-cell office:value-type="float" office:value="20999" table:style-name="ce42">
            <text:p>20.999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5.9693897856034205E-2" table:style-name="ce43">
            <text:p>6,0%</text:p>
          </table:table-cell>
          <table:table-cell office:value-type="float" office:value="1011" table:style-name="ce42">
            <text:p>1.011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3287246346335822E-2" table:style-name="ce43">
            <text:p>1,3%</text:p>
          </table:table-cell>
          <table:table-cell office:value-type="float" office:value="52" table:style-name="ce42">
            <text:p>52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4817448575383001E-3" table:style-name="ce43">
            <text:p>0,2%</text:p>
          </table:table-cell>
          <table:table-cell office:value-type="float" office:value="198107" table:style-name="ce42">
            <text:p>198.107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1741019937160685" table:style-name="ce43">
            <text:p>21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4287" table:style-name="ce42">
            <text:p>234.287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0.99993598005992268" table:style-name="ce43">
            <text:p>100,0%</text:p>
          </table:table-cell>
          <table:table-cell office:value-type="float" office:value="216155" table:style-name="ce42">
            <text:p>216.155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74597428234206009" table:style-name="ce43">
            <text:p>74,6%</text:p>
          </table:table-cell>
          <table:table-cell office:value-type="float" office:value="20819" table:style-name="ce42">
            <text:p>20.819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6.0009742683619319E-2" table:style-name="ce43">
            <text:p>6,0%</text:p>
          </table:table-cell>
          <table:table-cell office:value-type="float" office:value="27433" table:style-name="ce42">
            <text:p>27.433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6.7587443857803492E-2" table:style-name="ce43">
            <text:p>6,8%</text:p>
          </table:table-cell>
          <table:table-cell office:value-type="float" office:value="42989" table:style-name="ce42">
            <text:p>42.989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4.8356362851010797E-2" table:style-name="ce43">
            <text:p>4,8%</text:p>
          </table:table-cell>
          <table:table-cell office:value-type="float" office:value="1839" table:style-name="ce42">
            <text:p>1.839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2039673966414612E-2" table:style-name="ce43">
            <text:p>1,2%</text:p>
          </table:table-cell>
          <table:table-cell office:value-type="float" office:value="30" table:style-name="ce42">
            <text:p>30</text:p>
          </table:table-cell>
          <table:table-cell office:value-type="float" office:value="44014" table:style-name="ce42">
            <text:p>44.014</text:p>
          </table:table-cell>
          <table:table-cell office:value-type="percentage" office:value="6.816013086745127E-4" table:style-name="ce43">
            <text:p>0,1%</text:p>
          </table:table-cell>
          <table:table-cell office:value-type="float" office:value="543552" table:style-name="ce42">
            <text:p>543.552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3006099524981133" table:style-name="ce43">
            <text:p>23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724" table:style-name="ce42">
            <text:p>22.724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.0232809474490026" table:style-name="ce43">
            <text:p>102,3%</text:p>
          </table:table-cell>
          <table:table-cell office:value-type="float" office:value="19571" table:style-name="ce42">
            <text:p>19.571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6958577777777778" table:style-name="ce43">
            <text:p>69,6%</text:p>
          </table:table-cell>
          <table:table-cell office:value-type="float" office:value="4046" table:style-name="ce42">
            <text:p>4.046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10726973858635135" table:style-name="ce43">
            <text:p>10,7%</text:p>
          </table:table-cell>
          <table:table-cell office:value-type="float" office:value="3598" table:style-name="ce42">
            <text:p>3.598</text:p>
          </table:table-cell>
          <table:table-cell office:value-type="float" office:value="47664" table:style-name="ce42">
            <text:p>47.664</text:p>
          </table:table-cell>
          <table:table-cell office:value-type="percentage" office:value="7.5486740516951992E-2" table:style-name="ce43">
            <text:p>7,5%</text:p>
          </table:table-cell>
          <table:table-cell office:value-type="float" office:value="4971" table:style-name="ce42">
            <text:p>4.971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4.6191157613038714E-2" table:style-name="ce43">
            <text:p>4,6%</text:p>
          </table:table-cell>
          <table:table-cell office:value-type="float" office:value="416" table:style-name="ce42">
            <text:p>416</text:p>
          </table:table-cell>
          <table:table-cell office:value-type="float" office:value="21170" table:style-name="ce42">
            <text:p>21.170</text:p>
          </table:table-cell>
          <table:table-cell office:value-type="percentage" office:value="1.9650448748228626E-2" table:style-name="ce43">
            <text:p>2,0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55335" table:style-name="ce42">
            <text:p>55.335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0434805087374625" table:style-name="ce43">
            <text:p>20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54978" table:style-name="ce42">
            <text:p>354.978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7488753769341041" table:style-name="ce43">
            <text:p>97,5%</text:p>
          </table:table-cell>
          <table:table-cell office:value-type="float" office:value="295032" table:style-name="ce42">
            <text:p>295.032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56081097777718636" table:style-name="ce43">
            <text:p>56,1%</text:p>
          </table:table-cell>
          <table:table-cell office:value-type="float" office:value="59614" table:style-name="ce42">
            <text:p>59.614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8.4760487002415674E-2" table:style-name="ce43">
            <text:p>8,5%</text:p>
          </table:table-cell>
          <table:table-cell office:value-type="float" office:value="56307" table:style-name="ce42">
            <text:p>56.307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5.7882384868979002E-2" table:style-name="ce43">
            <text:p>5,8%</text:p>
          </table:table-cell>
          <table:table-cell office:value-type="float" office:value="119057" table:style-name="ce42">
            <text:p>119.057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4.7362552247908196E-2" table:style-name="ce43">
            <text:p>4,7%</text:p>
          </table:table-cell>
          <table:table-cell office:value-type="float" office:value="14987" table:style-name="ce42">
            <text:p>14.987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1241401162354392E-2" table:style-name="ce43">
            <text:p>3,1%</text:p>
          </table:table-cell>
          <table:table-cell office:value-type="float" office:value="197" table:style-name="ce42">
            <text:p>197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1.4500114087192056E-3" table:style-name="ce43">
            <text:p>0,1%</text:p>
          </table:table-cell>
          <table:table-cell office:value-type="float" office:value="900172" table:style-name="ce42">
            <text:p>900.172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15804627518359274" table:style-name="ce43">
            <text:p>15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69665" table:style-name="ce42">
            <text:p>69.665</text:p>
          </table:table-cell>
          <table:table-cell office:value-type="float" office:value="69771" table:style-name="ce42">
            <text:p>69.771</text:p>
          </table:table-cell>
          <table:table-cell office:value-type="percentage" office:value="0.99848074414871513" table:style-name="ce43">
            <text:p>99,8%</text:p>
          </table:table-cell>
          <table:table-cell office:value-type="float" office:value="64052" table:style-name="ce42">
            <text:p>64.052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62247446525233485" table:style-name="ce43">
            <text:p>62,2%</text:p>
          </table:table-cell>
          <table:table-cell office:value-type="float" office:value="8493" table:style-name="ce42">
            <text:p>8.493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5.7811298150555787E-2" table:style-name="ce43">
            <text:p>5,8%</text:p>
          </table:table-cell>
          <table:table-cell office:value-type="float" office:value="17493" table:style-name="ce42">
            <text:p>17.493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8.2028172712608316E-2" table:style-name="ce43">
            <text:p>8,2%</text:p>
          </table:table-cell>
          <table:table-cell office:value-type="float" office:value="28295" table:style-name="ce42">
            <text:p>28.295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5.1327401521954051E-2" table:style-name="ce43">
            <text:p>5,1%</text:p>
          </table:table-cell>
          <table:table-cell office:value-type="float" office:value="2599" table:style-name="ce42">
            <text:p>2.599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2.1901623871843058E-2" table:style-name="ce43">
            <text:p>2,2%</text:p>
          </table:table-cell>
          <table:table-cell office:value-type="float" office:value="110" table:style-name="ce42">
            <text:p>110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1689329338557273E-3" table:style-name="ce43">
            <text:p>0,3%</text:p>
          </table:table-cell>
          <table:table-cell office:value-type="float" office:value="190707" table:style-name="ce42">
            <text:p>190.707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15410928185447995" table:style-name="ce43">
            <text:p>15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0624" table:style-name="ce42">
            <text:p>40.624</text:p>
          </table:table-cell>
          <table:table-cell office:value-type="float" office:value="41166" table:style-name="ce42">
            <text:p>41.166</text:p>
          </table:table-cell>
          <table:table-cell office:value-type="percentage" office:value="0.98683379487926925" table:style-name="ce43">
            <text:p>98,7%</text:p>
          </table:table-cell>
          <table:table-cell office:value-type="float" office:value="37521" table:style-name="ce42">
            <text:p>37.521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67251577287066244" table:style-name="ce43">
            <text:p>67,3%</text:p>
          </table:table-cell>
          <table:table-cell office:value-type="float" office:value="6642" table:style-name="ce42">
            <text:p>6.642</text:p>
          </table:table-cell>
          <table:table-cell office:value-type="float" office:value="73844" table:style-name="ce42">
            <text:p>73.844</text:p>
          </table:table-cell>
          <table:table-cell office:value-type="percentage" office:value="8.9946373435891874E-2" table:style-name="ce43">
            <text:p>9,0%</text:p>
          </table:table-cell>
          <table:table-cell office:value-type="float" office:value="9306" table:style-name="ce42">
            <text:p>9.306</text:p>
          </table:table-cell>
          <table:table-cell office:value-type="float" office:value="96694" table:style-name="ce42">
            <text:p>96.694</text:p>
          </table:table-cell>
          <table:table-cell office:value-type="percentage" office:value="9.6241752332099195E-2" table:style-name="ce43">
            <text:p>9,6%</text:p>
          </table:table-cell>
          <table:table-cell office:value-type="float" office:value="12951" table:style-name="ce42">
            <text:p>12.951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5.8068942016249084E-2" table:style-name="ce43">
            <text:p>5,8%</text:p>
          </table:table-cell>
          <table:table-cell office:value-type="float" office:value="965" table:style-name="ce42">
            <text:p>965</text:p>
          </table:table-cell>
          <table:table-cell office:value-type="float" office:value="48505" table:style-name="ce42">
            <text:p>48.505</text:p>
          </table:table-cell>
          <table:table-cell office:value-type="percentage" office:value="1.9894856200391713E-2" table:style-name="ce43">
            <text:p>2,0%</text:p>
          </table:table-cell>
          <table:table-cell office:value-type="float" office:value="5" table:style-name="ce42">
            <text:p>5</text:p>
          </table:table-cell>
          <table:table-cell office:value-type="float" office:value="13906" table:style-name="ce42">
            <text:p>13.906</text:p>
          </table:table-cell>
          <table:table-cell office:value-type="percentage" office:value="3.5955702574428305E-4" table:style-name="ce43">
            <text:p>0,0%</text:p>
          </table:table-cell>
          <table:table-cell office:value-type="float" office:value="108014" table:style-name="ce42">
            <text:p>108.014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19534665014875166" table:style-name="ce43">
            <text:p>19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5430" table:style-name="ce42">
            <text:p>155.430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0.98404558404558407" table:style-name="ce43">
            <text:p>98,4%</text:p>
          </table:table-cell>
          <table:table-cell office:value-type="float" office:value="96778" table:style-name="ce42">
            <text:p>96.778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45418408961850187" table:style-name="ce43">
            <text:p>45,4%</text:p>
          </table:table-cell>
          <table:table-cell office:value-type="float" office:value="16655" table:style-name="ce42">
            <text:p>16.655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5.9456873685826382E-2" table:style-name="ce43">
            <text:p>5,9%</text:p>
          </table:table-cell>
          <table:table-cell office:value-type="float" office:value="25329" table:style-name="ce42">
            <text:p>25.329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7.4502098671380718E-2" table:style-name="ce43">
            <text:p>7,5%</text:p>
          </table:table-cell>
          <table:table-cell office:value-type="float" office:value="40894" table:style-name="ce42">
            <text:p>40.894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6417267596423529E-2" table:style-name="ce43">
            <text:p>5,6%</text:p>
          </table:table-cell>
          <table:table-cell office:value-type="float" office:value="3839" table:style-name="ce42">
            <text:p>3.839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7358309044133892E-2" table:style-name="ce43">
            <text:p>2,7%</text:p>
          </table:table-cell>
          <table:table-cell office:value-type="float" office:value="13" table:style-name="ce42">
            <text:p>13</text:p>
          </table:table-cell>
          <table:table-cell office:value-type="float" office:value="41824" table:style-name="ce42">
            <text:p>41.824</text:p>
          </table:table-cell>
          <table:table-cell office:value-type="percentage" office:value="3.1082631981637336E-4" table:style-name="ce43">
            <text:p>0,0%</text:p>
          </table:table-cell>
          <table:table-cell office:value-type="float" office:value="338938" table:style-name="ce42">
            <text:p>338.938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1785648243027454" table:style-name="ce43">
            <text:p>17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43" table:style-name="ce42">
            <text:p>2.243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6103646833013436" table:style-name="ce43">
            <text:p>86,1%</text:p>
          </table:table-cell>
          <table:table-cell office:value-type="float" office:value="3393" table:style-name="ce42">
            <text:p>3.393</text:p>
          </table:table-cell>
          <table:table-cell office:value-type="float" office:value="4318" table:style-name="ce42">
            <text:p>4.318</text:p>
          </table:table-cell>
          <table:table-cell office:value-type="percentage" office:value="0.78578045391384899" table:style-name="ce43">
            <text:p>78,6%</text:p>
          </table:table-cell>
          <table:table-cell office:value-type="float" office:value="1008" table:style-name="ce42">
            <text:p>1.008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2829324169530354" table:style-name="ce43">
            <text:p>12,8%</text:p>
          </table:table-cell>
          <table:table-cell office:value-type="float" office:value="671" table:style-name="ce42">
            <text:p>671</text:p>
          </table:table-cell>
          <table:table-cell office:value-type="float" office:value="11556" table:style-name="ce42">
            <text:p>11.556</text:p>
          </table:table-cell>
          <table:table-cell office:value-type="percentage" office:value="5.8065074420214607E-2" table:style-name="ce43">
            <text:p>5,8%</text:p>
          </table:table-cell>
          <table:table-cell office:value-type="float" office:value="932" table:style-name="ce42">
            <text:p>932</text:p>
          </table:table-cell>
          <table:table-cell office:value-type="float" office:value="30066" table:style-name="ce42">
            <text:p>30.066</text:p>
          </table:table-cell>
          <table:table-cell office:value-type="percentage" office:value="3.0998470032594958E-2" table:style-name="ce43">
            <text:p>3,1%</text:p>
          </table:table-cell>
          <table:table-cell office:value-type="float" office:value="73" table:style-name="ce42">
            <text:p>73</text:p>
          </table:table-cell>
          <table:table-cell office:value-type="float" office:value="7581" table:style-name="ce42">
            <text:p>7.581</text:p>
          </table:table-cell>
          <table:table-cell office:value-type="percentage" office:value="9.6293364991425941E-3" table:style-name="ce43">
            <text:p>1,0%</text:p>
          </table:table-cell>
          <table:table-cell office:value-type="float" office:value="3" table:style-name="ce42">
            <text:p>3</text:p>
          </table:table-cell>
          <table:table-cell office:value-type="float" office:value="2175" table:style-name="ce42">
            <text:p>2.175</text:p>
          </table:table-cell>
          <table:table-cell office:value-type="percentage" office:value="1.3793103448275861E-3" table:style-name="ce43">
            <text:p>0,1%</text:p>
          </table:table-cell>
          <table:table-cell office:value-type="float" office:value="8323" table:style-name="ce42">
            <text:p>8.323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2580489132077755" table:style-name="ce43">
            <text:p>12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742" table:style-name="ce42">
            <text:p>1.742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4159216687952323" table:style-name="ce43">
            <text:p>74,2%</text:p>
          </table:table-cell>
          <table:table-cell office:value-type="float" office:value="2710" table:style-name="ce42">
            <text:p>2.710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2305229455709707" table:style-name="ce43">
            <text:p>72,3%</text:p>
          </table:table-cell>
          <table:table-cell office:value-type="float" office:value="1420" table:style-name="ce42">
            <text:p>1.420</text:p>
          </table:table-cell>
          <table:table-cell office:value-type="float" office:value="7827" table:style-name="ce42">
            <text:p>7.827</text:p>
          </table:table-cell>
          <table:table-cell office:value-type="percentage" office:value="0.18142327839529832" table:style-name="ce43">
            <text:p>18,1%</text:p>
          </table:table-cell>
          <table:table-cell office:value-type="float" office:value="631" table:style-name="ce42">
            <text:p>631</text:p>
          </table:table-cell>
          <table:table-cell office:value-type="float" office:value="11299" table:style-name="ce42">
            <text:p>11.299</text:p>
          </table:table-cell>
          <table:table-cell office:value-type="percentage" office:value="5.5845650057527216E-2" table:style-name="ce43">
            <text:p>5,6%</text:p>
          </table:table-cell>
          <table:table-cell office:value-type="float" office:value="944" table:style-name="ce42">
            <text:p>944</text:p>
          </table:table-cell>
          <table:table-cell office:value-type="float" office:value="30095" table:style-name="ce42">
            <text:p>30.095</text:p>
          </table:table-cell>
          <table:table-cell office:value-type="percentage" office:value="3.1367336766904799E-2" table:style-name="ce43">
            <text:p>3,1%</text:p>
          </table:table-cell>
          <table:table-cell office:value-type="float" office:value="78" table:style-name="ce42">
            <text:p>78</text:p>
          </table:table-cell>
          <table:table-cell office:value-type="float" office:value="8536" table:style-name="ce42">
            <text:p>8.536</text:p>
          </table:table-cell>
          <table:table-cell office:value-type="percentage" office:value="9.1377694470477968E-3" table:style-name="ce43">
            <text:p>0,9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7531" table:style-name="ce42">
            <text:p>7.531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1379914775302971" table:style-name="ce43">
            <text:p>11,4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3" table:style-name="ce45">
            <text:p>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23" table:style-name="ce45">
            <text:p>62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648" table:style-name="ce45">
            <text:p>1.64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760" table:style-name="ce45">
            <text:p>6.76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19" table:style-name="ce45">
            <text:p>51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9557" table:style-name="ce45">
            <text:p>9.557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01117" table:style-name="ce49">
            <text:p>2.801.117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0.98838859515656885" table:style-name="ce50">
            <text:p>98,8%</text:p>
          </table:table-cell>
          <table:table-cell office:value-type="float" office:value="2575169" table:style-name="ce49">
            <text:p>2.575.169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65028781238597033" table:style-name="ce50">
            <text:p>65,0%</text:p>
          </table:table-cell>
          <table:table-cell office:value-type="float" office:value="405381" table:style-name="ce49">
            <text:p>405.381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7.5956916506807401E-2" table:style-name="ce50">
            <text:p>7,6%</text:p>
          </table:table-cell>
          <table:table-cell office:value-type="float" office:value="489314" table:style-name="ce49">
            <text:p>489.314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6.9570981271112053E-2" table:style-name="ce50">
            <text:p>7,0%</text:p>
          </table:table-cell>
          <table:table-cell office:value-type="float" office:value="857594" table:style-name="ce49">
            <text:p>857.594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5.1334143376140222E-2" table:style-name="ce50">
            <text:p>5,1%</text:p>
          </table:table-cell>
          <table:table-cell office:value-type="float" office:value="83626" table:style-name="ce49">
            <text:p>83.626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2.5262370559275764E-2" table:style-name="ce50">
            <text:p>2,5%</text:p>
          </table:table-cell>
          <table:table-cell office:value-type="float" office:value="1515" table:style-name="ce49">
            <text:p>1.515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1.5963348573150597E-3" table:style-name="ce50">
            <text:p>0,2%</text:p>
          </table:table-cell>
          <table:table-cell office:value-type="float" office:value="7213716" table:style-name="ce49">
            <text:p>7.213.716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17975948161444624" table:style-name="ce50">
            <text:p>18,0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17T16:29:46Z</meta:creation-date>
    <dc:date>2021-05-17T16:30:09Z</dc:date>
  </office:meta>
</office:document-meta>
</file>